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text" style:name="p1-1-1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1-1-2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1-1-3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40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540-1-1">
      <style:text-properties style:font-name="한양견고딕" style:font-name-asian="한양견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5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5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5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6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7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7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8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8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8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8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8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8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9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9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9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9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9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9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0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1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2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3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3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3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3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4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4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5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5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6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7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7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7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8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8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8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8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8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9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9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9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69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0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0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0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0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0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1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1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1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1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1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2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2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2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2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2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2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3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3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4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4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4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4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7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749" style:parent-style-name="바탕글">
      <style:paragraph-properties fo:text-align="justify" fo:text-indent="0pt" fo:margin-left="0pt" fo:margin-right="0pt" fo:margin-top="0pt" fo:margin-bottom="0pt" fo:line-height="130%"/>
    </style:style>
    <style:style style:name="Table-1" style:family="table">
      <style:table-properties style:width="178.21mm" table:align="margins" fo:margin-left="0.49mm" fo:margin-right="0.49mm" fo:margin-top="0.49mm" fo:margin-bottom="0.49mm" table:border-model="collapsing"/>
    </style:style>
    <style:style style:name="Table-2" style:family="table">
      <style:table-properties style:width="178.21mm" table:align="margins" fo:margin-left="0.49mm" fo:margin-right="0.49mm" fo:margin-top="0.49mm" fo:margin-bottom="0.49mm" table:border-model="collapsing"/>
    </style:style>
    <style:style style:name="Table-1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2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2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3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1-3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1-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1-5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2-1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2-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5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5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5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2-5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◈ </text:span><text:span text:style-name="p1-1-2">철도법 </text:span><text:span text:style-name="p1-1-3">◈</text:span></text:p>
      <text:p text:style-name="Paragraph-2"/>
      <text:p text:style-name="바탕글"><text:span>1. 철도법은 무엇을 증진함을 목적으로 하는가</text:span></text:p>
      <text:p text:style-name="바탕글"><text:span>  가. 철도의 건설        나. 교통원활        다. 공고의 복리        라. 도시교통</text:span></text:p>
      <text:p text:style-name="바탕글"/>
      <text:p text:style-name="바탕글"><text:span>2. 다음은 철도법에 관한 설명이다 틀린 것은</text:span></text:p>
      <text:p text:style-name="바탕글"><text:span>  가. 철도라 함은 철의 궤도를 부설하고 차량을 운전하여 여객과 화물을 운송하기 위하여 필요한 설비를 말</text:span></text:p>
      <text:p text:style-name="바탕글"><text:span>     한다</text:span></text:p>
      <text:p text:style-name="바탕글"><text:span>  나. 철도직원이라 함은 여객과 접촉하여 수송사업에 종사하는자를 말한다</text:span></text:p>
      <text:p text:style-name="바탕글"><text:span>  다. 철도의 건설, 차량기구의 구조 및 운전에 관하여는 건설교통부령이 정하는 바에의한다</text:span></text:p>
      <text:p text:style-name="바탕글"><text:span>  라. 철도의 운송에 관하여는 철도법에서 정한 것을 제외하고는 대통령령이 정하는 바에의한다</text:span></text:p>
      <text:p text:style-name="바탕글"><text:span>  </text:span></text:p>
      <text:p text:style-name="바탕글"><text:span>3. 철도법에서 말하는 철도직원은 다음과 같은 자를 말하나, 틀린 것은 </text:span></text:p>
      <text:p text:style-name="바탕글"><text:span>  가. 여객과 공중을 상대로하여 운송에 종사하는 자       나. 여객과 접촉하여 수송사업에 종사하는 자</text:span></text:p>
      <text:p text:style-name="바탕글"><text:span>  다. 철도내부에서 운전과 수송작업에 종사하는 자    </text:span></text:p>
      <text:p text:style-name="바탕글"><text:span>  라. 선로와 차량 기타 물적설비의 유지, 수선작업에 종사하는 자</text:span></text:p>
      <text:p text:style-name="바탕글"/>
      <text:p text:style-name="바탕글"><text:span>4. 철도의 건설에 관하여는 무엇으로 규정하는가 </text:span></text:p>
      <text:p text:style-name="바탕글"><text:span>  가. 대통령령        나.  건설교통부령        다.  법률         라. 조례</text:span></text:p>
      <text:p text:style-name="바탕글"/>
      <text:p text:style-name="바탕글"><text:span>5. 철도의 운송은 다음 법령에 의해 규제된다, 틀린 것은 </text:span></text:p>
      <text:p text:style-name="바탕글"><text:span>  가. 철도법         나. 철도운송규정        다. 대통령령        라. 조례</text:span></text:p>
      <text:p text:style-name="바탕글"/>
      <text:p text:style-name="바탕글"><text:span>6. 전용철도에 관한 설명중 틀린 것은</text:span></text:p>
      <text:p text:style-name="바탕글"><text:span>  가. 전용철도라 함은 영업을 목적으로 하지아니하고 특수목적을 수행하기 위하여 설비한 철도를 말한다</text:span></text:p>
      <text:p text:style-name="바탕글"><text:span>  나. 전용철도의 경영은 대통령령이 정하는 바에 의하여 건설교통부장관의 면허를 얻어야 한다</text:span></text:p>
      <text:p text:style-name="바탕글"><text:span>  다. 전용철도의 경영은 건설교통부령이 정하는 바에 의하여 건설교통부장관의 면허를 얻어야 한다</text:span></text:p>
      <text:p text:style-name="바탕글"><text:span>  라. 전용철도를 경영하고자 하는 자는 철도법 제 6조에 규정과 각호의 사항에 관하여 대통령령이 정하는 바</text:span></text:p>
      <text:p text:style-name="바탕글"><text:span>     에 의하여 건설교통부장관의 인가를 받아야 한다</text:span></text:p>
      <text:p text:style-name="바탕글"/>
      <text:p text:style-name="바탕글"><text:span>7. 사설철도를 경영하고자 하는 자는 다음 사항에 관하여 대통령령이 정하는 바에 의하여 건설교통부장관의 </text:span></text:p>
      <text:p text:style-name="바탕글"><text:span>   인가를 받아야 한다, 인가사항이 아닌 것은 (전용철도 경영 인가사항도 동일함)</text:span></text:p>
      <text:p text:style-name="바탕글"><text:span>  가. 사업계획     나. 철도의 건설, 운전, 보안     다. 철도의 운송 및 운임     라. 철도의 설비</text:span></text:p>
      <text:p text:style-name="바탕글"/>
      <text:p text:style-name="바탕글"><text:span>8. 운임, 요금과 기타 운송조건은 관계역에 늦어도 그 시행 몇 일전에 고시하여야 하는가</text:span></text:p>
      <text:p text:style-name="바탕글"><text:span>  가. 1주일        나. 2주일        다. 3주일        라. 1개월</text:span></text:p>
      <text:p text:style-name="바탕글"/>
      <text:p text:style-name="바탕글"><text:span>9. 다음은 철도직원의 직무상 지시에 관한 사항이다, 틀린 것은</text:span></text:p>
      <text:p text:style-name="바탕글"><text:span>  가. 여객은 철도직원의 직무상 지시에 따라야 한다   나. 공중은 철도직원의 직무상  지시에 따라야 한다</text:span></text:p>
      <text:p text:style-name="바탕글"><text:span>  다. 직무상 지시에 불응한 자에 대해서는 구류 또는 과료에 처한다</text:span></text:p>
      <text:p text:style-name="바탕글"><text:span>  라. 직무상 지시에 불응한 자에 대해서는 벌금에 처한다</text:span></text:p>
      <text:p text:style-name="바탕글"/>
      <text:p text:style-name="바탕글"><text:span>10. 철도법 중에서 부당취급에 대한 사항이다. 틀린 것은</text:span></text:p>
      <text:p text:style-name="바탕글"><text:span>  가. 철도경영자는 모든역에 신고부를 비치하여야  한다</text:span></text:p>
      <text:p text:style-name="바탕글"><text:span>  나. 여객, 화물의 취급에 관하여 철도경영자에 부당한 조치가 있다고 인정하는 자는 신고부에 그사실을 기재</text:span></text:p>
      <text:p text:style-name="바탕글"><text:span>     하여 이의를 할수있다</text:span></text:p>
      <text:p text:style-name="바탕글"><text:span>  다. 철도경영자는 주요한 역에 신고부를 비치하여야 한다</text:span></text:p>
      <text:p text:style-name="바탕글"><text:span>  라. 철도경영자는 주소, 성명을 명시한 이의에 대하여는 지체없이 변명을 하고 필요한 조치를 하여야 한다</text:span></text:p>
      <text:p text:style-name="바탕글"/>
      <text:p text:style-name="바탕글"><text:span>11. 여객에 대한 운송의무에 대한 설명이다, 틀린 것은</text:span></text:p>
      <text:p text:style-name="바탕글"><text:span>  가. 철도경영자는 여객이 승차권을 소지하였을 때에는 여객의 승차를 거절할수 없다</text:span></text:p>
      <text:p text:style-name="바탕글"><text:span>  나. 철도경영자는 여객이 철도운송에 관한 규정을 준수할 때는 여객의 승차를 거절할수 없다</text:span></text:p>
      <text:p text:style-name="바탕글"><text:span>  다. 승차권에 관한 사항과 간병인이 없는 중병환자의 승차에 관하여는 대통령령이 정하는바에 의한다</text:span></text:p>
      <text:p text:style-name="바탕글"><text:span>  라. 전염병  환자에 관하여는 보건복지부령이 정하는바에 의한다</text:span></text:p>
      <text:p text:style-name="바탕글"/>
      <text:p text:style-name="바탕글"><text:span>12. 철도경영자는 그사업  운영상 필요하다고 인정하는 경우 어떤볍령이 정하는 바에 의하여 운임 및 요금을 </text:span></text:p>
      <text:p text:style-name="바탕글"><text:span>   감면 또는 할증 할수 있는가</text:span></text:p>
      <text:p text:style-name="바탕글"><text:span>  가. 법률        나. 대통령령(철도운송규정)        다. 건설교통부령        라. 조례</text:span></text:p>
      <text:p text:style-name="바탕글"/>
      <text:p text:style-name="바탕글"><text:span>13. 승차권 교환, 운임의 반환에 관한 다음 기술중 틀린 것은</text:span></text:p>
      <text:p text:style-name="바탕글"><text:span>  가. 여객은 개표전에 그 매수한 승차권을 그 통용 기간내에 한하여 다른등급의 승차권과 교환하거나 그승차</text:span></text:p>
      <text:p text:style-name="바탕글"><text:span>     권을 반환하고 운임의 반환을 청구할 수 있다</text:span></text:p>
      <text:p text:style-name="바탕글"><text:span>  나. 승차후에는 철도경영자가 따로 정하는 경우를 제외하고는 여행을 중지하여도 운임의 반환을 청구할 수 </text:span></text:p>
      <text:p text:style-name="바탕글"><text:span>     없다</text:span></text:p>
      <text:p text:style-name="바탕글"><text:span>  다. 승차권은 승권에 표시된 운임을 초과하는 금액으로 전매하지 못하며 승차후에는 대통령령이 따로 정하 </text:span></text:p>
      <text:p text:style-name="바탕글"><text:span>     는 경우를 제외하고는 여행을 중지하여도 운임의 반환을 청구할 수 없다</text:span></text:p>
      <text:p text:style-name="바탕글"><text:span>  라. 천재지변, 기타 부득이한 사유로 인하여 열차의 운전을 중단할 때에는 철도경영자는 여객의 청구에 의하</text:span></text:p>
      <text:p text:style-name="바탕글"><text:span>     여 이미 지나온 구간에 상당하는 운임을 공제하고 그잔액을 반환하거나 출발역까지 무임으로 송환하고 </text:span></text:p>
      <text:p text:style-name="바탕글"><text:span>     그운임액을 반환하여야 한다</text:span></text:p>
      <text:p text:style-name="바탕글"/>
      <text:p text:style-name="바탕글"><text:span>14. 다음은 철도법의 여객운송에 대한 설명이다 틀린 것은</text:span></text:p>
      <text:p text:style-name="바탕글"><text:span>  가. 철도경영자는 반드시 여객의 승차권  소지 여부를 확인하여야 한다</text:span></text:p>
      <text:p text:style-name="바탕글"><text:span>  나. 여객은 철도직원의 요구가 있을때에는 승차권을 제시하여 그 검사를 받아야 한다</text:span></text:p>
      <text:p text:style-name="바탕글"><text:span>  다. 여객이 도중하차를 한때에는 승차권에 철도직원의 증명을 받아야  하며 다시 계속 승차 할 때에는 이의 </text:span></text:p>
      <text:p text:style-name="바탕글"><text:span>     검사를 받아야 한다</text:span></text:p>
      <text:p text:style-name="바탕글"><text:span>  라. 여객은 열차가 역이외의 지역에서 정차한  때에도 철도직원의 허락없이는 하차 하여서는 아니된다</text:span></text:p>
      <text:p text:style-name="바탕글"/>
      <text:p text:style-name="바탕글"><text:span>15. 여객으로서 다음행위를 행한자에 대하여는 그승차구간에 상당하는 여객운임외에 그의 30배의 범위내에서 </text:span></text:p>
      <text:p text:style-name="바탕글"><text:span>   철도경영자가 따로 정하는 부가운임을 징수한다, 해당되지 않는 행위는</text:span></text:p>
      <text:p text:style-name="바탕글"><text:span>  가. 승차권을 소지하지 아니하고 승차한 때     나. 승차권에 표시된 구간외를 승차한 때</text:span></text:p>
      <text:p text:style-name="바탕글"><text:span>  다. 승차권에 표시된 차실보다 상급의 차실에 승차한때  라. 승차권의 개표를 받지 아니하고 승차한 때</text:span></text:p>
      <text:p text:style-name="바탕글"/>
      <text:p text:style-name="바탕글"><text:span>16. 여객으로서 다음행위를 행한자에 대하여는 그승차구간에 해당하는 역객운임외에 그의 30배의 범위내에서 </text:span></text:p>
      <text:p text:style-name="바탕글"><text:span>   철도경영자가 따로 정하는 부가운임을 징수한다, 해당되지 않는 행위는 </text:span></text:p>
      <text:p text:style-name="바탕글"><text:span>  가. 어른이 어린이용 승차권을 가지고 승차한 때</text:span></text:p>
      <text:p text:style-name="바탕글"><text:span>  나. 학생, 군인, 경찰관, 기타 특정인에 대한 할인승차권을 가지고 특정인이 아닌사람이 승차한 때</text:span></text:p>
      <text:p text:style-name="바탕글"><text:span>  다. 승차권을 검사하는때에 그제시를 거부하거나 하차할때에 승차권을 반환하지 아니한 때</text:span></text:p>
      <text:p text:style-name="바탕글"><text:span>  라. 승차권의 개찰을 받지 아니하고 승차한 때</text:span></text:p>
      <text:p text:style-name="바탕글"/>
      <text:p text:style-name="바탕글"><text:span>17. 여객으로서 다음 행위를 행한자에 대하여는 승차구간에 상당하는 여객운임외에 그의 30배의 범위내에서 </text:span></text:p>
      <text:p text:style-name="바탕글"><text:span>   철도경영자가 열차의 종류 또는 운행구간별로 그운영실태를 감안하여 따로 정하는 부가운임을 징수한다, </text:span></text:p>
      <text:p text:style-name="바탕글"><text:span>   해당되지 않는 경우는 </text:span></text:p>
      <text:p text:style-name="바탕글"><text:span>  가. 승차열차를 지정한 승차권을 가지고 지정이외의 열차에 승차한 때</text:span></text:p>
      <text:p text:style-name="바탕글"><text:span>  나. 통용만료,  승차권에 쓰여있는 문자의 변개 기타 사유로 인하여 무효로된 승차권을 가지고 승차한 때</text:span></text:p>
      <text:p text:style-name="바탕글"><text:span>  다. 부득이한 사유로 승차권을 구입하지 아니하고 승차권 미소지 상태에서  승차하여 철도직원에게 미리 신</text:span></text:p>
      <text:p text:style-name="바탕글"><text:span>     고한 때</text:span></text:p>
      <text:p text:style-name="바탕글"><text:span>  라. 부득이한 사유로 어린이용 승차권을 가지고 승차하여 철도직원에게  미리 신고 한때</text:span></text:p>
      <text:p text:style-name="바탕글"/>
      <text:p text:style-name="바탕글"><text:span>18. 다음중 부득이한 사유로 승차권을 구입하지 못하였다고 인정되는자가 미리신고를 한때에 부가운임의 징수</text:span></text:p>
      <text:p text:style-name="바탕글"><text:span>   를 하지않을수 있는 경우에 해당되지 않는 것은</text:span></text:p>
      <text:p text:style-name="바탕글"><text:span>  가. 승차권을 소지하지 아니하고 승차한 때   </text:span></text:p>
      <text:p text:style-name="바탕글"><text:span>  나. 승차권에 표시된 구간외를 승차한 때</text:span></text:p>
      <text:p text:style-name="바탕글"><text:span>  다. 승차열차를 지정한 승차권을 가지고 지정이외의 열차에 승차한 때</text:span></text:p>
      <text:p text:style-name="바탕글"><text:span>  라. 승차권에 표시된 차실보다 상급의 차실에 승차한 때</text:span></text:p>
      <text:p text:style-name="바탕글"/>
      <text:p text:style-name="바탕글"><text:span>19. 다음은 철도법의 여객운송에 대한 사항중 부가운임 징수에 관한 설명이다, 잘못 설명된 것은</text:span></text:p>
      <text:p text:style-name="바탕글"><text:span>  가. 여객으로서 철도법을 위반하여 부가운임 징수의 대항이 되는자가  승차한 역이 분명하지 아니한 때에는 </text:span></text:p>
      <text:p text:style-name="바탕글"><text:span>     그 열차의 시발역으로부터 승차한 것으로 본다</text:span></text:p>
      <text:p text:style-name="바탕글"><text:span>  나. 어른이 어린이용 승차권을 가지고 승차하여 부가운임을 징수할 경우에는 여객이 소지한 승차권을 회수</text:span></text:p>
      <text:p text:style-name="바탕글"><text:span>     하고 이미 받은 여객운임은 이를 반환하지 아니한다</text:span></text:p>
      <text:p text:style-name="바탕글"><text:span>  다. 학생, 군인, 경찰관 기타 특정인에 대한 할인승차권을 가지고 특정인이 아닌 사람이 승차하여 부가운임</text:span></text:p>
      <text:p text:style-name="바탕글"><text:span>     을 징수할 경우에는 여객이 소지한 승차권을 회수하고 이미 받은 여격운임은 이를 반환하지아니한다</text:span></text:p>
      <text:p text:style-name="바탕글"><text:span>  라. 여객이 승차권에 쓰여 있는 문자의 변개 기타 사유로 인하여 무효로된 승차권을 가지고  승차하여 부가</text:span></text:p>
      <text:p text:style-name="바탕글"><text:span>     운임을 징수할 경우에는 여객이 소지한 승차권을 회수하고 이미 받은 여객운임은 이를 반환하지 아니한</text:span></text:p>
      <text:p text:style-name="바탕글"><text:span>     다</text:span></text:p>
      <text:p text:style-name="바탕글"/>
      <text:p text:style-name="바탕글"><text:span>20. 열차내에서의 여객의 금지행위에 해당되지않는 것은 </text:span></text:p>
      <text:p text:style-name="바탕글"><text:span>  가. 주위사람들에게 불쾌하거나 불안한 느낌을 가지는 자세를 취하거나 말 또는 행동을 하는 행위 </text:span></text:p>
      <text:p text:style-name="바탕글"><text:span>  나. 머리, 팔등을 차밖으로 내미는 행위     </text:span></text:p>
      <text:p text:style-name="바탕글"><text:span>  다. 차내를 더럽히지 않는 물건의 투기</text:span></text:p>
      <text:p text:style-name="바탕글"><text:span>  라. 철도직원이나 차밖에있는 사람에게 위험을 끼칠 염려가 있는 물건을 차밖에 던지는 행위</text:span></text:p>
      <text:p text:style-name="바탕글"/>
      <text:p text:style-name="바탕글"><text:span>21. 다음중 철도법에 의한 열차내에서의 금지행위에 해당되지않는 것은</text:span></text:p>
      <text:p text:style-name="바탕글"><text:span>  가. 불기있는 물건이나 차안을 더럽힐 염려가 있는 물건을 차안에 버리는 행위</text:span></text:p>
      <text:p text:style-name="바탕글"><text:span>  나. 차안의 기구나 장식을 더럽히거나 망가뜨리는 행위</text:span></text:p>
      <text:p text:style-name="바탕글"><text:span>  다. 주위사람들에게 불쾌하거나 느낌을 가지는 자세를 취하거나 말 또는 행동을 하는 행위</text:span></text:p>
      <text:p text:style-name="바탕글"><text:span>  라. 열차운행중 창문을 열어 차밖으로 껌, 휴지 등을 버리는 행위</text:span></text:p>
      <text:p text:style-name="바탕글"/>
      <text:p text:style-name="바탕글"><text:span>22. 객차내에서의 휴대물의 금지와 제한에 관한 다음기술중 틀린 것은 </text:span></text:p>
      <text:p text:style-name="바탕글"><text:span>  가. 화약류는 차내에 휴대할수 없다     나.  위험발생의 우려가 있는 물건은 차내에 휴대할 수 없다</text:span></text:p>
      <text:p text:style-name="바탕글"><text:span>  다. 객석 또는 통로를 차지할 물건은 차내에 휴대할 수 있다</text:span></text:p>
      <text:p text:style-name="바탕글"><text:span>  라. 불결하거나 나쁜 냄새등으로 인하여 동승자에게 불쾌감을 주는동물 기타의 물건은 차내에 휴대할 수 없</text:span></text:p>
      <text:p text:style-name="바탕글"><text:span>     다</text:span></text:p>
      <text:p text:style-name="바탕글"/>
      <text:p text:style-name="바탕글"><text:span>23. 화물의구분에  속하지 않는 것은</text:span></text:p>
      <text:p text:style-name="바탕글"><text:span>  가. 대화물        나. 중화물        다. 수화물        라. 화약류</text:span></text:p>
      <text:p text:style-name="바탕글"/>
      <text:p text:style-name="바탕글"><text:span>24. 현행 철도법이 공포시행된 연월일에 해당 하는 것을 골라라</text:span></text:p>
      <text:p text:style-name="바탕글"><text:span>  가. 1960년 1월 1일 공포되고 1961년 1월 1일 시행되었다</text:span></text:p>
      <text:p text:style-name="바탕글"><text:span>  나. 1961년 9월 18일 공포되고 1962년 1월 1일 시행되었다</text:span></text:p>
      <text:p text:style-name="바탕글"><text:span>  다. 1960년 9월 18일 공포되고 1961년 1월 1일 시행되었다</text:span></text:p>
      <text:p text:style-name="바탕글"><text:span>  라. 1961년 1월 1일 공포되고 1961년 9월 18일 시행되었다</text:span></text:p>
      <text:p text:style-name="바탕글"/>
      <text:p text:style-name="바탕글"><text:span>25. 다음경우에 철도경영자가 화물의 운송을 거절할 수 있는 것은 어느 경우인가</text:span></text:p>
      <text:p text:style-name="바탕글"><text:span>  가. 화물의  운송에대하여 송화인이 특별한 책임을 요구한 때</text:span></text:p>
      <text:p text:style-name="바탕글"><text:span>  나. 화물을 당일중에 화차에 적재할 수 있을 때</text:span></text:p>
      <text:p text:style-name="바탕글"><text:span>  다. 운송상 특별한 설비를 요하는 화물에 관하여 그설비가 있는 경우</text:span></text:p>
      <text:p text:style-name="바탕글"><text:span>  라. 송화인이 법령 기타 철도운송에 관한규정을 위반하지 아니한 때</text:span></text:p>
      <text:p text:style-name="바탕글"/>
      <text:p text:style-name="바탕글"><text:span>26. 다음은 철도법에 관한 내용이다, 잘못 기술된 것은 </text:span></text:p>
      <text:p text:style-name="바탕글"><text:span>  가. 부득이한 사유에 기인한 운송상의 지장이 없을 때 철도경영자는 운송수탁의무가 있다</text:span></text:p>
      <text:p text:style-name="바탕글"><text:span>  나. 철도경영자는 윈칙적으로 화물을 수취한 순서에 관계없이 운송할 수 있다</text:span></text:p>
      <text:p text:style-name="바탕글"><text:span>  다. 운송순서는 정당한 사유가 있을때에는 변경할 수 있다</text:span></text:p>
      <text:p text:style-name="바탕글"><text:span>  라. 공익상 필요가 있을 때에는 운송순서를 바꿀수 있다</text:span></text:p>
      <text:p text:style-name="바탕글"/>
      <text:p text:style-name="바탕글"><text:span>27. 다음 화물의종류 및 성질의 명시와 검사에 관한 기술중 틀린 것은</text:span></text:p>
      <text:p text:style-name="바탕글"><text:span>  가. 철도경영자는 화물의종류를 명시할 것을 송화인에게 요구할 수 있다</text:span></text:p>
      <text:p text:style-name="바탕글"><text:span>  나. 철도경영자는 화물의성질을 명시할 것을 송화인에게 요구할 수 있다</text:span></text:p>
      <text:p text:style-name="바탕글"><text:span>  다. 화물의 종류와 성질에 의심이 있을때에는 송화인의 참여없이 화물을 검사할 수 있다</text:span></text:p>
      <text:p text:style-name="바탕글"><text:span>  라. 화물을 검사한결과 화물의종류와 성질이 송화인이 명시한것과 상이가 없을경우에는 철도경영자는 검사</text:span></text:p>
      <text:p text:style-name="바탕글"><text:span>     비용을 부담하여야하며 이로 인하여 손해가 생긴경우에는 그 손해를 배상하여야한다</text:span></text:p>
      <text:p text:style-name="바탕글"/>
      <text:p text:style-name="바탕글"><text:span>28. 화물의 인도기간 만료후에 화물을 인도한 경우를 무엇이라고 하는가</text:span></text:p>
      <text:p text:style-name="바탕글"><text:span>  가. 인도지연        나. 인도지체         다. 연착         라. 연체</text:span></text:p>
      <text:p text:style-name="바탕글"/>
      <text:p text:style-name="바탕글"><text:span>29. 화물의 인도기간에 관하여는 무엇으로 정하는가</text:span></text:p>
      <text:p text:style-name="바탕글"><text:span>  가. 대통령령         나. 건설교통부령         다. 법률         라. 조례</text:span></text:p>
      <text:p text:style-name="바탕글"/>
      <text:p text:style-name="바탕글"><text:span>30. 인도불능화물의 소유권귀속에 관한 기술중 틀린 것은</text:span></text:p>
      <text:p text:style-name="바탕글"><text:span>  가. 수화인이나 송화인을 알 수 없는 화물은 대통령령이 정하는바에 의하여 공고하여야 한다</text:span></text:p>
      <text:p text:style-name="바탕글"><text:span>  나. 인도불능 화물은 공고후 6개월내에 그권리자를 알 수 없는 경우에는 철도경영자는 그 소유권을 취득한</text:span></text:p>
      <text:p text:style-name="바탕글"><text:span>     다</text:span></text:p>
      <text:p text:style-name="바탕글"><text:span>  다. 일시보관품에 대하여 공고후 6개월내에 그 권리자를 알수없을때에는 철도경영자는 그 소유권을 취득한</text:span></text:p>
      <text:p text:style-name="바탕글"><text:span>     다</text:span></text:p>
      <text:p text:style-name="바탕글"><text:span>  라. 수화인이나 송화인을 알 수 없는 화물은 건설교통부령이 정하는 바에 의하여 공고하여야 한다</text:span></text:p>
      <text:p text:style-name="바탕글"/>
      <text:p text:style-name="바탕글"><text:span>31. 화물의 창고임치에 관한 기술중 틀린 것은</text:span></text:p>
      <text:p text:style-name="바탕글"><text:span>  가. 철도경영자가 그 책임없는 사유로인하여 화물을 인도할수 없을때에는 화주의 비용으로 이를 창고업자에</text:span></text:p>
      <text:p text:style-name="바탕글"><text:span>     게 임치할수 있다</text:span></text:p>
      <text:p text:style-name="바탕글"><text:span>  나. 화물을 임치할때에는 철도경영자는 14일이내에 송화인 및 수화인에게 통지하여야 한다</text:span></text:p>
      <text:p text:style-name="바탕글"><text:span>  다 화물을 임치한 경우에 창고업자가 창고증권을 발행하였을때에는 그 증권의 교부로 화물의 인도에 갈음할</text:span></text:p>
      <text:p text:style-name="바탕글"><text:span>     수 있다</text:span></text:p>
      <text:p text:style-name="바탕글"><text:span>  라. 철도경영자는 화주로부터 비용의 변제를 받을때까지 창고증권을  유치할수 있다</text:span></text:p>
      <text:p text:style-name="바탕글"><text:span>  ※ </text:span><text:span>철도경영자는 화주가 화물의 수취기간내에 그 수취를 하이 아니하는 경우에는 화주의 비용으로 이를 </text:span></text:p>
      <text:p text:style-name="바탕글"><text:span>     창고업자에게 임치할수 있다</text:span></text:p>
      <text:p text:style-name="바탕글"/>
      <text:p text:style-name="바탕글"><text:span>32. 다음중 여객이 소지한 승차권을 회수하고 이미받은 여객운임을 반환하지 아니할수 있는 경우는</text:span></text:p>
      <text:p text:style-name="바탕글"><text:span>  가. 승차권에 표시된 구간외를 승차한 때    </text:span></text:p>
      <text:p text:style-name="바탕글"><text:span>  나. 학생, 군인, 경찰관 기타 특정인에 대한 할인승차권을 가지고 특정인이 아닌 사람이 승차한 때</text:span></text:p>
      <text:p text:style-name="바탕글"><text:span>  다. 승차열차를 지정한 승차권을 가지고 지정이외의 열차에 승차한 때</text:span></text:p>
      <text:p text:style-name="바탕글"><text:span>  라. 승차권을 검사하는때에 그지시를 거부하거나 하차할 때 이를 반환하지 아니한 때</text:span></text:p>
      <text:p text:style-name="바탕글"/>
      <text:p text:style-name="바탕글"><text:span>33. 운송계약해제 관한 기술중 틀린 것은</text:span></text:p>
      <text:p text:style-name="바탕글"><text:span>  가. 부득이한 사유로인하여 운송에 착수할 수 없거나 이를 계속할 수 없게된 때에는 송화인은 계약을 해제</text:span></text:p>
      <text:p text:style-name="바탕글"><text:span>     할 수 있다</text:span></text:p>
      <text:p text:style-name="바탕글"><text:span>  나. 천재지변으로 인하여 운송에 착수할 수 없거나 이를 계속할 수 없게된  때에는 송화인은 계약을 해제할 </text:span></text:p>
      <text:p text:style-name="바탕글"><text:span>     수 있다</text:span></text:p>
      <text:p text:style-name="바탕글"><text:span>  다. 천재지변으로 인하여 운송계약이 해제된때에는 철도경영자는 이미 운송한 구간에 상당한  운임 기타의 </text:span></text:p>
      <text:p text:style-name="바탕글"><text:span>     비용을 청구할수 있다</text:span></text:p>
      <text:p text:style-name="바탕글"><text:span>  라. 철도경영자가 운송을 할수없다고 판단할때에는 운송계약을 해제할 수 있다</text:span></text:p>
      <text:p text:style-name="바탕글"/>
      <text:p text:style-name="바탕글"><text:span>34. 운임상환의 채권은 얼마동안 이를 행하지 아니하면 시효로 인하여 소멸하는가</text:span></text:p>
      <text:p text:style-name="바탕글"><text:span>  가. 3개월간        나. 6개월간        다. 1년간        라. 2년간</text:span></text:p>
      <text:p text:style-name="바탕글"/>
      <text:p text:style-name="바탕글"><text:span>35. 대화물운송에 있어서 송화인의 청구가있을 경우 화물을 탁송한때로부터 얼마의 기간에 한하여 운송장의 </text:span></text:p>
      <text:p text:style-name="바탕글"><text:span>  등본을 교부하여야 하는가</text:span></text:p>
      <text:p text:style-name="바탕글"><text:span>  가. 6개월        나. 1년        다. 2년        라. 3년</text:span></text:p>
      <text:p text:style-name="바탕글"/>
      <text:p text:style-name="바탕글"><text:span>36. 수화인이 그권리를 증명할수 없을때는 어떻게하여  그화물의 인도를 청구할수 있는가</text:span></text:p>
      <text:p text:style-name="바탕글"><text:span>  가. 법률이 정하는 사항을 갖춘  보증서가 필요하다  </text:span></text:p>
      <text:p text:style-name="바탕글"><text:span>  나. 대통령령이 정하는 사항을 갖춘 보증서가 필요하다</text:span></text:p>
      <text:p text:style-name="바탕글"><text:span>  다. 건설교통부령이 정하는 사항을 갖춘 보증서가 필요하다</text:span></text:p>
      <text:p text:style-name="바탕글"><text:span>  라. 철도경영자가 정하는 사항을 갖춘 보증서가 필요하다</text:span></text:p>
      <text:p text:style-name="바탕글"><text:span> </text:span></text:p>
      <text:p text:style-name="바탕글"><text:span>37. 화물상환등에 관한 기술내용중 틀린 것은</text:span></text:p>
      <text:p text:style-name="바탕글"><text:span>  가. 화물상환증은 송화인으로부터 청구가 있을때에 철도경영자가 교부하는 것이다</text:span></text:p>
      <text:p text:style-name="바탕글"><text:span>  나. 철도경영자는 인도 청구인이 화물상환증 분실시 그권리를 증명한 경우에는 화물을 인도할 의무가 있다</text:span></text:p>
      <text:p text:style-name="바탕글"><text:span>  다. 철도경영자는 인도 청구인이 화물상환증을 분실하였더라도 상당한  담보가 제공된때에는 화물을 인도할  </text:span><text:span>     의무가 있다.</text:span></text:p>
      <text:p text:style-name="바탕글"><text:span>  라. 철도경영자가 송화인에게 화물상환증을 교부할 경우의 보수청구는 건설교통부장관이 고시하는 바에 의</text:span></text:p>
      <text:p text:style-name="바탕글"><text:span>     한다</text:span></text:p>
      <text:p text:style-name="바탕글"/>
      <text:p text:style-name="바탕글"><text:span>38. 송화인은 대통령령이 정하는 경우를 제외하고는 포장된 각화물의 겉쪽에 다음사항을 명료하게 표기하여야 </text:span></text:p>
      <text:p text:style-name="바탕글"><text:span>   한다, 틀린 것은</text:span></text:p>
      <text:p text:style-name="바탕글"><text:span>  가. 품명 및 개수       나. 기호       다. 수화인       라. 화물의종류 및 성질</text:span></text:p>
      <text:p text:style-name="바탕글"/>
      <text:p text:style-name="바탕글"><text:span>39. 운송장에 기재한 화물의 품명, 중량, 용적 또는 개수에 의하여 계산한 운임이 상당운임에 부족한 경우, 철</text:span></text:p>
      <text:p text:style-name="바탕글"><text:span>   도경영자는 부족액외에 그 몇배이내의 범위내에서 철도경영자가 따로 정하는 부가운임을 추가 징수할수 있</text:span></text:p>
      <text:p text:style-name="바탕글"><text:span>   는가</text:span></text:p>
      <text:p text:style-name="바탕글"><text:span>  가. 2배        나. 4배        다. 5배        라. 30배</text:span></text:p>
      <text:p text:style-name="바탕글"/>
      <text:p text:style-name="바탕글"><text:span>40. 수화인이 화물의 수취를 거부할 때 철도경영자는 몇월의 기간을 정하여 송화인 및 수화인에게 그처분을 </text:span></text:p>
      <text:p text:style-name="바탕글"><text:span>   최고할수 있는가</text:span></text:p>
      <text:p text:style-name="바탕글"><text:span>  가. 1월        나. 2월        다. 3월        라. 6월</text:span></text:p>
      <text:p text:style-name="바탕글"/>
      <text:p text:style-name="바탕글"><text:span>41.철도경영자가 1월의 기간을 정하여 송화인 및 수화인에게 그처분을 최고할수 있는 경우가 아닌 것은</text:span></text:p>
      <text:p text:style-name="바탕글"><text:span>  가. 수화인이 화물의 수취를 거부할 경우      나. 화물도착후 15일을 경과하여도 수취하지 아니할 때</text:span></text:p>
      <text:p text:style-name="바탕글"><text:span>  다. 수화인이 분명하지 아니할 때             라. 송화인이 화물의 수취 중단을 요청한 경우</text:span></text:p>
      <text:p text:style-name="바탕글"/>
      <text:p text:style-name="바탕글"><text:span>42. 다음은 철도법의 대화물 운송에 대한 설명이다, 틀린 것은</text:span></text:p>
      <text:p text:style-name="바탕글"><text:span>  가. 대화물을 탁송하려는 자는 운송장을 첨부하여 소정의 절차를 밟아야 한다</text:span></text:p>
      <text:p text:style-name="바탕글"><text:span>  나. 철도경영자가 화물의 운송을 수탁한 때에는 운송장에 그 접수번호를 기입하여야 한다</text:span></text:p>
      <text:p text:style-name="바탕글"><text:span>  다. 화물을 탁송한 대로부터 1년에 한하여 운송장의 등본을 교부한 경우 철도경영자는 건설교통부장관의 승</text:span></text:p>
      <text:p text:style-name="바탕글"><text:span>     인은 얻어 고시  하는바에 의하여 보수를 청구할수 있다</text:span></text:p>
      <text:p text:style-name="바탕글"><text:span>  라. 운송을 수탁한 화물에 대하여는 철도경영자는 송화인에게 보낼  화물운송 통지서를 수화인에게 교부하</text:span></text:p>
      <text:p text:style-name="바탕글"><text:span>     여야 한다</text:span></text:p>
      <text:p text:style-name="바탕글"/>
      <text:p text:style-name="바탕글"><text:span>43. 다음은 철도법의 대화물 운송에 대한 설명이다, 잘못된 것은</text:span></text:p>
      <text:p text:style-name="바탕글"><text:span>  가. 수화인이 그권리를 증명할 수 없어 보증서에 의하여 화물을 인도할 경우에 있어서는 철도경영자는 건설</text:span></text:p>
      <text:p text:style-name="바탕글"><text:span>     교통부장관의 승인을 얻어 고시 하는바에 의하여 보수를 청구할수 있다</text:span></text:p>
      <text:p text:style-name="바탕글"><text:span>  나. 송화인은 화물의 성질에 따라 운송중에 감량되거나 훼손됨을 방지할 수 있도록 필요한 포장을 하여야 </text:span></text:p>
      <text:p text:style-name="바탕글"><text:span>     한다</text:span></text:p>
      <text:p text:style-name="바탕글"><text:span>  다. 송화인은 화물운임 기타 운송에 관한 요금을 화물탁송시에 지불하여야 한다, 다만, 철도경영자가 따로 </text:span></text:p>
      <text:p text:style-name="바탕글"><text:span>     고시하는 것이 있을 경우에는 예외로 한다</text:span></text:p>
      <text:p text:style-name="바탕글"><text:span>  라. 운임 및 요금을 확정하지 못한 때에는 철도경영자는 화물운송 완료후에  운임 및 요금을 청구할 수 있</text:span></text:p>
      <text:p text:style-name="바탕글"><text:span>     다</text:span></text:p>
      <text:p text:style-name="바탕글"/>
      <text:p text:style-name="바탕글"><text:span>44. 다음은 철도법의 대화물 운송에 대한 설명이다, 잘못된 것은</text:span></text:p>
      <text:p text:style-name="바탕글"><text:span>  가. 화물의 성질상 포장을 할수  없거나 포장이 불완전하여  흩어질 우려가 있어 1차량을 사용하지 않으면 </text:span></text:p>
      <text:p text:style-name="바탕글"><text:span>     운송할  수 없을 경우에는 탁송을 거절할 수 있다</text:span></text:p>
      <text:p text:style-name="바탕글"><text:span>  나. 1차량이상의 화차가 사용되는 화물을 싣거나 내리는 비용은 화주의 부담으로 한다</text:span></text:p>
      <text:p text:style-name="바탕글"><text:span>  다. 1차량이상의 화차가 사용되는 화물을 싣거나 내리는 경우 철도경영자는 작업인을 지정할 수 있다</text:span></text:p>
      <text:p text:style-name="바탕글"><text:span>  라. 1차량이상의 화차가 사용되는 화물을 싣거나 내리는 경우 철도의 기구를 사용하였을때에는 사용료를 청</text:span></text:p>
      <text:p text:style-name="바탕글"><text:span>     구하지 않는다</text:span></text:p>
      <text:p text:style-name="바탕글"/>
      <text:p text:style-name="바탕글"><text:span>45.  다음은 철도법의 대화물 운송에 대한 설명이다, 잘못된 것은</text:span></text:p>
      <text:p text:style-name="바탕글"><text:span>  가. 화물이 도착역에 도착한때에는 철도경영자는 지체없이  수취시간을 정하여 도착통지를 수취인에게 하여</text:span></text:p>
      <text:p text:style-name="바탕글"><text:span>     야 한다</text:span></text:p>
      <text:p text:style-name="바탕글"><text:span>  나. 배달을 하여야할 화물이 도착한 때에는 철도경영자는 지체없이 수취시간을 정하여 도착통지를 수취인에</text:span></text:p>
      <text:p text:style-name="바탕글"><text:span>     게 하여야 한다</text:span></text:p>
      <text:p text:style-name="바탕글"><text:span>  다. 철도경영자에게 책임이 없는 사유로 인하여 화물의 도착통지를 할수 없을때에는 당해역에 게시함으로써 </text:span></text:p>
      <text:p text:style-name="바탕글"><text:span>     이에 갈음할수 있다</text:span></text:p>
      <text:p text:style-name="바탕글"><text:span>  라. 화차의 준비를 한 후에 화물의 탁송을 취소한 때에는 철도경영자는 위약금을  청구할 수 있다</text:span></text:p>
      <text:p text:style-name="바탕글"/>
      <text:p text:style-name="바탕글"><text:span>46.  다음은 철도법의 대화물 운송에 대한 설명이다, 잘못된 것은</text:span></text:p>
      <text:p text:style-name="바탕글"><text:span>  가. 불수취화물의 처분 최고기간내에 수화인 또는 송화인이 화물의 처분을 하지 아니하는 경우에는 철도경</text:span></text:p>
      <text:p text:style-name="바탕글"><text:span>     영자는 시가로 매각하여 그대금으로 책임의 이해에 충당하며 부족이 있.을 때에는 이를 추징하고 잉여가 </text:span></text:p>
      <text:p text:style-name="바탕글"><text:span>     있을 때에는 이를 환부한다</text:span></text:p>
      <text:p text:style-name="바탕글"><text:span>  나. 손상하거나 부패하기 쉬운 불수취화물은 최고를 하지 아니하고 시가로 매각하여 그대금으로 책임의 이</text:span></text:p>
      <text:p text:style-name="바탕글"><text:span>     행에 충당하며 부족이 있을 때에는 이를 추징하고 잉여가 있을 때에는 이를 환부한다</text:span></text:p>
      <text:p text:style-name="바탕글"><text:span>  다. 철도경영자는 취급에 지장이 없을때에는 송화인 또는 화물상환증 소지인의 청구에 따라 화물의 운송 또</text:span></text:p>
      <text:p text:style-name="바탕글"><text:span>     는 인도의 중지, 화물의 송환, 도착역 또는 수화인을 변경할 수 있다</text:span></text:p>
      <text:p text:style-name="바탕글"><text:span>  라. 철도경영자의 과실로 인하여 송화인 또는 화물상환증 소지인의 청구에 따라 화물의 운송 또는 인도의중</text:span></text:p>
      <text:p text:style-name="바탕글"><text:span>     지,  화물의 송환, 도착역 또는 수화인을 변경한 경우 건설교통부장관과의 승인을 얻어 고시한 바에 이하</text:span></text:p>
      <text:p text:style-name="바탕글"><text:span>     여 보수 기타의 비용을 청구할 수 있다</text:span></text:p>
      <text:p text:style-name="바탕글"><text:span>47.  소화물로 취급되는 일정한 용적 또는 중량이내의 물품은 어떻게 하는가</text:span></text:p>
      <text:p text:style-name="바탕글"><text:span>  가. 법률        나. 대통령령         다. 건설교통부령         라. 철도경영자</text:span></text:p>
      <text:p text:style-name="바탕글"/>
      <text:p text:style-name="바탕글"><text:span>48. 다음은 소화물 운송에 관한 설명이다 틀린 것은</text:span></text:p>
      <text:p text:style-name="바탕글"><text:span>  가. 소화물의 범위와 운임은 이를 역에 계시한다</text:span></text:p>
      <text:p text:style-name="바탕글"><text:span>  나. 소화물은 소화물차 또는 수화물차에 의하여 운송하여야 한다</text:span></text:p>
      <text:p text:style-name="바탕글"><text:span>  다. 소화물은 인도에 있어서의 상환증을 소지하지 아니한 자는 그수취할 권리가 있음을 증명하지 않으면 이</text:span></text:p>
      <text:p text:style-name="바탕글"><text:span>     의 인도를 청구할 수 없다</text:span></text:p>
      <text:p text:style-name="바탕글"><text:span>  라. 소화물은 화차에 의하여 운송하여서는 아니된다</text:span></text:p>
      <text:p text:style-name="바탕글"/>
      <text:p text:style-name="바탕글"><text:span>49. 소화물취급 있어 탁송금지의 경우가 아닌 것은(수화물의 경우도 준용)</text:span></text:p>
      <text:p text:style-name="바탕글"><text:span>  가. 화약류 물품              나. 나쁜냄새가 나거나 불결한 물품으로 소화물 전용열차에 의해 탁송할 경우</text:span></text:p>
      <text:p text:style-name="바탕글"><text:span>  다. 용적이나 중량이 과대한 물품             라. 위해가 생길우려가 있는 물품</text:span></text:p>
      <text:p text:style-name="바탕글"/>
      <text:p text:style-name="바탕글"><text:span>50. 철도경영자는 도착후 몇시간내에 인수를 하지 아니하는 소화물에 대하여 철도경영자가 고시하는바에 의한 </text:span></text:p>
      <text:p text:style-name="바탕글"><text:span>   보관료를 청구할수 있는가(수화물의 경우도 준용)</text:span></text:p>
      <text:p text:style-name="바탕글"><text:span>  가. 12시간         나. 24시간         다. 36시간         라.  48시간</text:span></text:p>
      <text:p text:style-name="바탕글"/>
      <text:p text:style-name="바탕글"><text:span>51. 다음은 철도법의 소화물 운송에 대한 설명이다, 잘못된 것은</text:span></text:p>
      <text:p text:style-name="바탕글"><text:span>  가. 여객은 그 여행에 필요한 물품에 한하여 수화물로 탁송할 수 있다</text:span></text:p>
      <text:p text:style-name="바탕글"><text:span>  나. 탁송화물은 여객과 동일열차로 이를 운송하여야 한다</text:span></text:p>
      <text:p text:style-name="바탕글"><text:span>  다. 부득이한 사유가 있을때에는 여객운송열차와 동일한 일자의 열차로 이를 운송할수 있다</text:span></text:p>
      <text:p text:style-name="바탕글"><text:span>  라. 철도경영자는 도착후 24시간내에 인수를 하지 아니하는 수화물에 대하여는 철도경영자가 고시하는바에 </text:span></text:p>
      <text:p text:style-name="바탕글"><text:span>     의하여 보관료를 청구할 수 있다</text:span></text:p>
      <text:p text:style-name="바탕글"/>
      <text:p text:style-name="바탕글"><text:span>52. 화약류운송에 있어서 화약류의 범위는  어떤 규정으로 정하는가 </text:span></text:p>
      <text:p text:style-name="바탕글"><text:span>  가. 철도법         나. 대통령령         다. 건설교통부령        라. 총포화약류 단속법</text:span></text:p>
      <text:p text:style-name="바탕글"/>
      <text:p text:style-name="바탕글"><text:span>53. 철도에 의하여 운송할수 업는 운송금지 화약류가 아닌 것은</text:span></text:p>
      <text:p text:style-name="바탕글"><text:span>  가. 습한기폭약     나. 뇌홍질화연      다. 니트로그리세린      라. 점화, 점폭약류를 붙인폭약</text:span></text:p>
      <text:p text:style-name="바탕글"/>
      <text:p text:style-name="바탕글"><text:span>54. 화약류의 포장은 무슨 법령이 정하는바에 의하는가</text:span></text:p>
      <text:p text:style-name="바탕글"><text:span>  가. 철도법        나. 대통령령         다. 건설교통부령         라. 총포화약류 단속법</text:span></text:p>
      <text:p text:style-name="바탕글"/>
      <text:p text:style-name="바탕글"><text:span>55. 다음은 화약류운송에 관한 기술이다 틀린내용은</text:span></text:p>
      <text:p text:style-name="바탕글"><text:span>  가. 화약류의 송화인이 총포, 도검, 화약류의 단속에 관한 법령에 의하여 당해관청의 운반허가증을 얻어야  </text:span></text:p>
      <text:p text:style-name="바탕글"><text:span>     할때에는 철도청장은 그허가증을 검사하여 승인한후 운송하여야 한다</text:span></text:p>
      <text:p text:style-name="바탕글"><text:span>  나. 1차량을 전용하여 적재할 화약류의 운송을 수탁한때에는 철도경영자는 호송인을 동일열차에 동승시킬 </text:span></text:p>
      <text:p text:style-name="바탕글"><text:span>     것을 화약류의 송화인에게 요구할 수 있다</text:span></text:p>
      <text:p text:style-name="바탕글"><text:span>  다. 호송인은 화약류를 적제한 화차에 승차할 수 없다</text:span></text:p>
      <text:p text:style-name="바탕글"><text:span>  라. 호송인은 승차요금은 보통 여객운임의 정액 이내로 한다</text:span></text:p>
      <text:p text:style-name="바탕글"/>
      <text:p text:style-name="바탕글"><text:span>56. 철도경영자는 화약류의 수화인이 화약류 도착후 몇시간이 경과하여도 하화를 하지 아니할때에는 그 화약</text:span></text:p>
      <text:p text:style-name="바탕글"><text:span>   류 적재화차를 격리된 선로에 옮겨 위험방지의 조치를 하여야 하는가</text:span></text:p>
      <text:p text:style-name="바탕글"><text:span>  가. 1시간        나. 3시간        다. 5시간        라. 지체없이</text:span></text:p>
      <text:p text:style-name="바탕글"/>
      <text:p text:style-name="바탕글"><text:span>57. 화약류의 포장은 어떤 규정을 적용하는가 </text:span></text:p>
      <text:p text:style-name="바탕글"><text:span>  가. 철도법       나. 철도운송규정       다. 건설교통부령       라. 철도청고시</text:span></text:p>
      <text:p text:style-name="바탕글"/>
      <text:p text:style-name="바탕글"><text:span>58. 화약류의 수화인은 화약류가 도착하면 언제까지 이를 역외에 반출하여야 하는가</text:span></text:p>
      <text:p text:style-name="바탕글"><text:span>  가. 1시간        나. 3시간         다. 5시간        라. 지체없이</text:span></text:p>
      <text:p text:style-name="바탕글"/>
      <text:p text:style-name="바탕글"><text:span>59. 화물의 멸실, 훼손 또는 연착으로 인한 철도경영자의 손해배상책임에 관하여는 어떤  규정을 적용하는가</text:span></text:p>
      <text:p text:style-name="바탕글"><text:span>  가. 철도법        나. 상법 제 135조        다. 철도운송규정        라. 건설교통부령</text:span></text:p>
      <text:p text:style-name="바탕글"/>
      <text:p text:style-name="바탕글"><text:span>60. 화물의 멸실, 훼손 또는 연착으로 인한 철도경영자의 손해배상의 절차에 관하여는 어떤 규정을 적용하는가</text:span></text:p>
      <text:p text:style-name="바탕글"><text:span>  가. 철도법      나. 상법 제 135조      다. 철도운송규정(대통령령)      라. 건설교통부령</text:span></text:p>
      <text:p text:style-name="바탕글"/>
      <text:p text:style-name="바탕글"><text:span>61. 화주가 철도경영자로부터 화물불인도시의 손해배상청구에 의하여 배상받을수 있는 시기는 화물인도기간 </text:span></text:p>
      <text:p text:style-name="바탕글"><text:span>   만료후 몇월을 경과하면 되는가</text:span></text:p>
      <text:p text:style-name="바탕글"><text:span>  가. 1월         나. 2월         다. 3월         라. 6월</text:span></text:p>
      <text:p text:style-name="바탕글"/>
      <text:p text:style-name="바탕글"><text:span>62. 화물불인도시의 배상을 받을자가 그배상액을 청구할 경우 그수취에 관한 유보를 한 때에는 화물의 도착통</text:span><text:span>지를 받은후 몇월내에 한하여 배상금을 반환하고 그화물의 인도를 받을수 있는가</text:span></text:p>
      <text:p text:style-name="바탕글"><text:span>  가. 1월         나. 2월         다. 3월        라. 6월</text:span></text:p>
      <text:p text:style-name="바탕글"/>
      <text:p text:style-name="바탕글"><text:span>63. 철도선로 인접지역안의 건축, 굴착공사등의 금지, 제한을 명령할 수 있는 것은 누구인가</text:span></text:p>
      <text:p text:style-name="바탕글"><text:span>  가. 대통령        나. 건설교통부장관        다. 지방자치단체의장         라. 철도청장</text:span></text:p>
      <text:p text:style-name="바탕글"/>
      <text:p text:style-name="바탕글"><text:span>64. 철도경계선은 어느것을 말하는가</text:span></text:p>
      <text:p text:style-name="바탕글"><text:span>  가. 가장바깥쪽 레일의 끝선                    나. 가장바깥쪽 도상의 끝선</text:span></text:p>
      <text:p text:style-name="바탕글"><text:span>  다. 가장바깥쪽 레일의 끝선으로부터 30</text:span><text:span>m</text:span><text:span>이내의 범위안  </text:span></text:p>
      <text:p text:style-name="바탕글"><text:span>  라. 가장바깥쪽 도사의 끝선으로부터 30</text:span><text:span>m</text:span><text:span>이내의 범위안</text:span></text:p>
      <text:p text:style-name="바탕글"/>
      <text:p text:style-name="바탕글"><text:span>65. 철도경계선으로부터 30</text:span><text:span>m</text:span><text:span>이내의 범위안에서 대통령령이 정하는바에 따랄 건설교통부장관에게 신고하여야 </text:span></text:p>
      <text:p text:style-name="바탕글"><text:span>   하는 해당 행위가 아닌 것은</text:span></text:p>
      <text:p text:style-name="바탕글"><text:span>  가. 대나무의 식재                            나. 철도주변의 경관을 해치는 시설의 설치</text:span></text:p>
      <text:p text:style-name="바탕글"><text:span>  다. 토지의 형질변경                          라. 건물, 공작물등의 유지보수</text:span></text:p>
      <text:p text:style-name="바탕글"/>
      <text:p text:style-name="바탕글"><text:span>66. 철도경계선으로부터 30</text:span><text:span>m</text:span><text:span>범위안에서 대통령령이 정하는바에 따라 건설교통부장관에게  신고하여야 하는 </text:span></text:p>
      <text:p text:style-name="바탕글"><text:span>   해당행위가 아닌 것은 </text:span></text:p>
      <text:p text:style-name="바탕글"><text:span>  가. 건설교통부장관이 열차의 안전운행을 저해할 우려가 있다고 인정하는 행위</text:span></text:p>
      <text:p text:style-name="바탕글"><text:span>  나. 토석의 채취, 채굴 또는 대나무의 식재</text:span></text:p>
      <text:p text:style-name="바탕글"><text:span>  다. 건물, 공작물등의 유지보수                라. 철도선로의 상하를 횡단하는 시설공사</text:span></text:p>
      <text:p text:style-name="바탕글"/>
      <text:p text:style-name="바탕글"><text:span>67. 철도선로 인접지역내 방목금지는 철도선로로부터 몇 </text:span><text:span>m</text:span><text:span>이내의 지역을 말하는가</text:span></text:p>
      <text:p text:style-name="바탕글"><text:span>  가. 20</text:span><text:span>m           </text:span><text:span>나. 30</text:span><text:span>m           </text:span><text:span>다. 50</text:span><text:span>m          </text:span><text:span>라. 100</text:span><text:span>m    </text:span></text:p>
      <text:p text:style-name="바탕글"/>
      <text:p text:style-name="바탕글"><text:span>68. 다음은 철도법의 철도경영자의 책임에 대한 설명이다 잘못된 것은</text:span></text:p>
      <text:p text:style-name="바탕글"><text:span>  가. 철도경계선으로부터 30</text:span><text:span>m</text:span><text:span>이내의 범위안에서 건설교통부장관에게 신고하여야 하는 해당 행위를 신고받은 </text:span></text:p>
      <text:p text:style-name="바탕글"><text:span>     건설교통부장관은 당해 신고를 한자에 대하여 열차의 안전운행 및 철도보호를 위하여 당해 행위의금지 </text:span></text:p>
      <text:p text:style-name="바탕글"><text:span>     또는 제한을 명하거나 대통령령이 정하는 필요한 조치를 하도록 명할 수 있다</text:span></text:p>
      <text:p text:style-name="바탕글"><text:span>  나. 국가는 상기조항에 의한 금지 또는 제한으로 인하여 손실을 받은자가 있을때에는 건설교통부령이 정하</text:span></text:p>
      <text:p text:style-name="바탕글"><text:span>     는 바에의하여 그금지 또는 제한으로 인하여 손실을 보상한다</text:span></text:p>
      <text:p text:style-name="바탕글"><text:span>  다. 누구든지 철도선로 또는 대통령령이 정하는 철도용지내를 철도직원의 승낙없이 통행하거나 출입할 수 </text:span></text:p>
      <text:p text:style-name="바탕글"><text:span>     없다</text:span></text:p>
      <text:p text:style-name="바탕글"><text:span>  라. 철도직원의 승낙없이 철도와 교차된 도로를 통행하거나 출입할 수 없다</text:span></text:p>
      <text:p text:style-name="바탕글"/>
      <text:p text:style-name="바탕글"><text:span>69. 다음 사실이 있을 때에는  철도직원이 여객을 차외로 퇴거시킬수 있으며 이미 지불한 운임은 반환하지 않</text:span></text:p>
      <text:p text:style-name="바탕글"><text:span>   는다, 해당되지 않는 것은</text:span></text:p>
      <text:p text:style-name="바탕글"><text:span>  가. 유효한 승차권을 소지하지 아니한 때          나. 승차권의 검사를 거부하는 때</text:span></text:p>
      <text:p text:style-name="바탕글"><text:span>  다. 운임 또는 부가운임의 지불을 거부하는 때     라. 열차운전중 차량의 측면에 있는 출입문을 연 때</text:span></text:p>
      <text:p text:style-name="바탕글"/>
      <text:p text:style-name="바탕글"><text:span>70.  다음 사실이 있을 때에는 철도직원이 공중 또는 여객을 차외로 퇴거시킬수 있으며 이미 지불한 운임은 </text:span></text:p>
      <text:p text:style-name="바탕글"><text:span>   반환하지 않는다, 해당되지 않는 것은</text:span></text:p>
      <text:p text:style-name="바탕글"><text:span>  가. 열차가 운행중 타거나 내린 때</text:span></text:p>
      <text:p text:style-name="바탕글"><text:span>  나. 여객이  철도운송에 관한 법령을 위반하여 전염병환자를 승차 시킨 때</text:span></text:p>
      <text:p text:style-name="바탕글"><text:span>  라. 열차중 여객승용에 쓰이지 아니하는 장소에 타서 철도직원의 제지에 따르지 아니 하는 때</text:span></text:p>
      <text:p text:style-name="바탕글"/>
      <text:p text:style-name="바탕글"><text:span>71. 다음 사실이 있을때에는 철도직원이  공중, 여객, 가축 또는 위험품을 차외 또는 대통령령이 정하는 지역</text:span></text:p>
      <text:p text:style-name="바탕글"><text:span>   외로 퇴거시키거나 하화시킬수 있으며 이미 지불한 운임은 반환하지 않는다, 해당되지 않는 것은</text:span></text:p>
      <text:p text:style-name="바탕글"><text:span>  가. 철도운송에 관한 법령을 위반하여 화약류 기타 폭발 위험품을 탁송하거나 차중에 휴대한 때</text:span></text:p>
      <text:p text:style-name="바탕글"><text:span>  나. 철도직원의 제지에 따르지 아니하고 역 또는 철도지역내의 금연장소 또는 흡연이 금지된 차안에서 흡연</text:span></text:p>
      <text:p text:style-name="바탕글"><text:span>     을 한 때</text:span></text:p>
      <text:p text:style-name="바탕글"><text:span>  다. 차내, 역 기타 철도지역내에서 여객 또는 공중에 대하여 기부를 청하거나 물품을 판매 또는 배부하거나 </text:span></text:p>
      <text:p text:style-name="바탕글"><text:span>     기타 연설, 권유등의 행위를 하는 때</text:span></text:p>
      <text:p text:style-name="바탕글"><text:span>  라. 철도직원의직무상 지시에 따르지 않거나, 열차안에서의 여객의금지 행위를 한때 또는 화약류 기타 위험 </text:span></text:p>
      <text:p text:style-name="바탕글"><text:span>     발생 우려가 있거나 객석 또는 통로를 차지할 물건이거나 불결하거나 나쁜냄새등으로 인하여 동승자에게 </text:span></text:p>
      <text:p text:style-name="바탕글"><text:span>     불쾌감을 줄 동물 기타의 물건을 차내에 휴대한 때</text:span></text:p>
      <text:p text:style-name="바탕글"/>
      <text:p text:style-name="바탕글"><text:span>72. 다음 사실이 있을때에는 철도직원이 대통령령이 정하는 지역외로 퇴거시킬 수 있다, 아닌 경우는</text:span></text:p>
      <text:p text:style-name="바탕글"><text:span>  가. 철도선로 인접지역안의 금지 또는 제한을 위반 한 때</text:span></text:p>
      <text:p text:style-name="바탕글"><text:span>  나. 철도선로로부터 30</text:span><text:span>m</text:span><text:span>이내의 지역에서 방목을 한 때</text:span></text:p>
      <text:p text:style-name="바탕글"><text:span>  다. 철도선로 또는 대통령령이 정하는 철도용지내를 철도직원의 승낙없이 출입한 때</text:span></text:p>
      <text:p text:style-name="바탕글"><text:span>  라. 철도와 교차된   도로를 철도직원의 승낙없이 출입한 때</text:span></text:p>
      <text:p text:style-name="바탕글"/>
      <text:p text:style-name="바탕글"><text:span>73. 전철기, 신호기를 개조, 훼손 또는 철거한 자에 대하여는 어떻게 처벌하는가</text:span></text:p>
      <text:p text:style-name="바탕글"><text:span>  가. 1년이하의 징역 또는 50만원이하의 벌금    나. 5년이하의 징역 또는 2,000만원이하의 벌금</text:span></text:p>
      <text:p text:style-name="바탕글"><text:span>  다. 10년이하의 징역                          라. 3년이하 또는 1,000만원이하의 벌금이나 또는 과료</text:span></text:p>
      <text:p text:style-name="바탕글"/>
      <text:p text:style-name="바탕글"><text:span>74. 차량, 역 기타 철도지역내의 표지게시를 개조, 훼손 또는 철거하거나 등화를 끄거나 그효용를 잃게한 자에</text:span></text:p>
      <text:p text:style-name="바탕글"><text:span>  대한 처벌로서 징역형은 몇 년 이하 인가</text:span></text:p>
      <text:p text:style-name="바탕글"><text:span>  가. 1년         나. 3년         다. 5년         라. 10년</text:span></text:p>
      <text:p text:style-name="바탕글"/>
      <text:p text:style-name="바탕글"><text:span>75. 차량부속품을 훼손 또는 철거한자에 대한 처벌로서 징역형은 몇 년 이하인가</text:span></text:p>
      <text:p text:style-name="바탕글"><text:span>  가. 1년         나. 3년         다. 5년         라. 10년</text:span></text:p>
      <text:p text:style-name="바탕글"/>
      <text:p text:style-name="바탕글"><text:span>76. 열차 경보기를 함부로 사용한자에 대한 처벌로서 징역형은 몇 년 이하인가</text:span></text:p>
      <text:p text:style-name="바탕글"><text:span>  가. 1년         나. 3년         다. 5년        라. 10년</text:span></text:p>
      <text:p text:style-name="바탕글"/>
      <text:p text:style-name="바탕글"><text:span>77. 전철설비, 전력설비를 훼손하거나 그기능을 잃게한자에 대한 처벌로서 징역형은 몇 년 이하인가</text:span></text:p>
      <text:p text:style-name="바탕글"><text:span>  가. 1년        나. 3년        다. 5년        라. 10년</text:span></text:p>
      <text:p text:style-name="바탕글"/>
      <text:p text:style-name="바탕글"><text:span>78. 폭행, 협박으로 철도직원의 직무집행을 방해한자에 대한 처벌은</text:span></text:p>
      <text:p text:style-name="바탕글"><text:span>  가. 1년이하의 징역 또는 50만원이하의 벌금     나. 2년이하의 징역 또는 1,000만원이하의 벌금</text:span></text:p>
      <text:p text:style-name="바탕글"><text:span>  다. 5년이하의 징역                            라. 7년이하의 징역</text:span></text:p>
      <text:p text:style-name="바탕글"><text:span>  ※ 73～78</text:span><text:span>번에 대한 처벌은 열차운행에 지장을 일으키게된 경우는 그죄에 정한 형의 1/2까지 가중한다</text:span></text:p>
      <text:p text:style-name="바탕글"/>
      <text:p text:style-name="바탕글"><text:span>79. 여객이 철도운송에 관한 법령에 위반하여 전염병 환자를 승차시킨 때와 전염병환자가 그병증을 숨기고 승</text:span></text:p>
      <text:p text:style-name="바탕글"><text:span>   차한 때에 대한 처벌은</text:span></text:p>
      <text:p text:style-name="바탕글"><text:span>  가. 50만원이하의 벌금                         나. 50만원이하의 벌금, 구류 또는 과료</text:span></text:p>
      <text:p text:style-name="바탕글"><text:span>  다. 1년이하의 징역 또는 300만원이하의 벌금 </text:span></text:p>
      <text:p text:style-name="바탕글"><text:span>  라. 3월이하의 징역 또는 5만원이하의 벌금이나 구류 또는 과료</text:span></text:p>
      <text:p text:style-name="바탕글"/>
      <text:p text:style-name="바탕글"><text:span>80. 탁송화물의 종류 또는 성질을 사칭하는자에 대한 처벌은</text:span></text:p>
      <text:p text:style-name="바탕글"><text:span>  가. 50만원이하의 벌금                         나. 50만원이하의 벌금, 구류 또는 과료</text:span></text:p>
      <text:p text:style-name="바탕글"><text:span>  다. 1년이하의 징역 또는 50만원이하의 벌금     라. 2년이하의 벌금 또는 500만원이하의 벌금</text:span></text:p>
      <text:p text:style-name="바탕글"/>
      <text:p text:style-name="바탕글"><text:span>81. 철도운송에 관한법령에 위반하여 화약류 기타 폭발위험품을 탁송하거나 차중에 휴대한 자에 대한 처벌은</text:span></text:p>
      <text:p text:style-name="바탕글"><text:span>  가. 50만원이하의 벌금, 구류 또는 과료          나. 1년이하의 징역 또는 50만원이하의 벌금</text:span></text:p>
      <text:p text:style-name="바탕글"><text:span>  다. 2년이하의 징역 또는 500만원이하의 벌금    </text:span><text:span>라. 5년이하의 징역</text:span></text:p>
      <text:p text:style-name="바탕글"/>
      <text:p text:style-name="바탕글"><text:span>82. 법령에 의하지 아니하고 차내, 역 기타 철도 지역내에서 발포한자와 열차를 향하여 돌 기타 위험한 물건을 </text:span></text:p>
      <text:p text:style-name="바탕글"><text:span>   던진 자에 대한 벌칙은 </text:span></text:p>
      <text:p text:style-name="바탕글"><text:span>  가. 50만원이하의 벌금, 구류 또는 과료        나. 1년이하의 징역 또는 50만원이하의 벌금, 구류 또는 과료</text:span></text:p>
      <text:p text:style-name="바탕글"><text:span>  다. 1년이하의 징역 또는 300만원이하의 벌금   라. 2년이하의 징역 또는 500만원이하의 벌금</text:span></text:p>
      <text:p text:style-name="바탕글"><text:span>  ※ </text:span><text:span>상기 죄를 범하여 열차운행에 지장을 일으키게 한자는 그죄에 대한 형의 1/2까지 가중한다</text:span></text:p>
      <text:p text:style-name="바탕글"/>
      <text:p text:style-name="바탕글"><text:span>83. 철도선로에 물건을 방치한자에 대한 벌칙은</text:span></text:p>
      <text:p text:style-name="바탕글"><text:span>  가. 1년이하의 징역 또는 50만원이하의 벌금, 구류 또는 과료  </text:span><text:span>나. 50만원이하의 벌금, 구류 또는 과료</text:span></text:p>
      <text:p text:style-name="바탕글"><text:span>  다. 1년이하의 징역 또는 300만원이하의 벌금                 라. 2년이하의 지역 또는 500만원이하의 벌금</text:span></text:p>
      <text:p text:style-name="바탕글"><text:span>     ※ </text:span><text:span>상기 죄를 범하여 열차운행에 지장을 일으키게 한자는 3년이하의 징역</text:span></text:p>
      <text:p text:style-name="바탕글"><text:span>84. 철도선로 인접지역 안의 건축, 굴착공사등에 대한 신고를 하지 아니하거나 금지 또는 제한이나 명령에 위</text:span></text:p>
      <text:p text:style-name="바탕글"><text:span>   반한자에 대한 처벌은 </text:span></text:p>
      <text:p text:style-name="바탕글"><text:span>  가. 1년이하의 징역 또는 50만원이하의 벌금                  나. 2년이하의 징역 또는 500만원이하의 벌금</text:span></text:p>
      <text:p text:style-name="바탕글"><text:span>  다. 2년이하의 징역 또는 1,000만원이하의 벌금이나 구류 또는 과료        라.5년이하의 징역</text:span></text:p>
      <text:p text:style-name="바탕글"/>
      <text:p text:style-name="바탕글"><text:span>85. 철도선로 인접지역내 방목금지, 철도선로 또는 철도용지내 통행금지를 위반한 자에 대한 벌칙은</text:span></text:p>
      <text:p text:style-name="바탕글"><text:span>  가. 1년이하의 징역 또는 50만원이하의 벌금, 구류 또는 과료  </text:span></text:p>
      <text:p text:style-name="바탕글"><text:span>  나. 2년이하의 징역 또는 500만원이하의 벌금</text:span></text:p>
      <text:p text:style-name="바탕글"><text:span>  다. 2년이하의 징역 또는 1,000만원이하의 벌금이나 구류 또는 과료        </text:span></text:p>
      <text:p text:style-name="바탕글"><text:span>  라. 5년이하의 징역</text:span></text:p>
      <text:p text:style-name="바탕글"><text:span>  ※ 84～85</text:span><text:span>번의 죄를 범하여 열차운행에 지장을 일으키게 한자는 그 죄에 대한 형의 1/2까지 가중 한다</text:span></text:p>
      <text:p text:style-name="바탕글"><text:span>  ※ 84～85</text:span><text:span>번의 죄를 범하여 사람을 사상에 이르게 한자는 5년이하의 징역 또는 2,000만원이하의 벌금에 </text:span></text:p>
      <text:p text:style-name="바탕글"><text:span>     처한다</text:span></text:p>
      <text:p text:style-name="바탕글"><text:span>86. 여객이 열차가 운행중 타거나 내린 때에 대한벌칙은</text:span></text:p>
      <text:p text:style-name="바탕글"><text:span>  가. 50만원이하의 벌금, 구류 또는 과료          나. 1년이하의 징역 또는 50만원이하의 벌금</text:span></text:p>
      <text:p text:style-name="바탕글"><text:span>  다. 2년이하의 징역 또는 500만원이하의 벌금    라. 5만원이하의 벌금, 구류 또는 과료</text:span></text:p>
      <text:p text:style-name="바탕글"/>
      <text:p text:style-name="바탕글"><text:span>87. 여객이 열차 운전중 차량의 측면에 있는 출입문을 연때와 열차운전중 쓰이지 아니하는 장소에 탄때에 대</text:span></text:p>
      <text:p text:style-name="바탕글"><text:span>   한 벌칙은</text:span></text:p>
      <text:p text:style-name="바탕글"><text:span>  가. 50만원이하의 벌금                                       나. 50만원이하의 벌금, 구류 또는 과료</text:span></text:p>
      <text:p text:style-name="바탕글"><text:span>  다. 1년이하의 징역 또는 50만원이하의 벌금,  구류 또는 과료   라. 5만원이하의 벌금, 구류 또는 과료</text:span></text:p>
      <text:p text:style-name="바탕글"/>
      <text:p text:style-name="바탕글"><text:span>88. 여객으로서 승차권을 소지하지 아니하고 승차한 때와 승차권에 표시된 구간외의 승차를 한자로서 소정의 </text:span></text:p>
      <text:p text:style-name="바탕글"><text:span>   운임을 지급하지 아니하는 때의 벌칙은</text:span></text:p>
      <text:p text:style-name="바탕글"><text:span>  가. 구류 또는 과료                            나. 20만원이하의 벌금 </text:span></text:p>
      <text:p text:style-name="바탕글"><text:span>  다. 50만원이하의 벌금                         라. 50만원이하의 벌금, 구류 또는 과료</text:span></text:p>
      <text:p text:style-name="바탕글"/>
      <text:p text:style-name="바탕글"><text:span>89. 승차권에 표시된 운임을 초과한 금액으로 승차권을  전매한자에 대한 벌칙은</text:span></text:p>
      <text:p text:style-name="바탕글"><text:span>  가. 5만원이하의 벌금, 구류 또는 과료       나. 20만원이하의 벌금, 구류 또는 과료</text:span></text:p>
      <text:p text:style-name="바탕글"><text:span>  다. 50만원이하의 벌금, 구류 또는 과료      라. 1년이하의 징역 또는 50만원이하의 벌금, 구류 또는 과료</text:span></text:p>
      <text:p text:style-name="바탕글"/>
      <text:p text:style-name="바탕글"><text:span>90. 상습 또는 영업으로 승차권에 표시된 운임을 초과한 금액으로 승차권을 전매한 자에 대한 벌칙은</text:span></text:p>
      <text:p text:style-name="바탕글"><text:span>  가. 20만원이하의 벌금, 구류 또는 과료         나. 50만원이하의 벌금, 구류 또는 과료</text:span></text:p>
      <text:p text:style-name="바탕글"><text:span>  다. 1년이하의 징역 또는 50만원이하의 벌금, 구류 또는 과료  </text:span></text:p>
      <text:p text:style-name="바탕글"><text:span>  라. 1년이하의 징역 또는 300만원이하의 벌금</text:span></text:p>
      <text:p text:style-name="바탕글"/>
      <text:p text:style-name="바탕글"><text:span>91. 철도직원의 제지에 따를지 아니하고 역 또는 철도지역내의 금연장소 또는 흡연이 금지된 차안에서 흡연을 </text:span></text:p>
      <text:p text:style-name="바탕글"><text:span>   한 자에 대한 벌칙은</text:span></text:p>
      <text:p text:style-name="바탕글"><text:span>  가. 과료     나. 10만원이하의 벌금     다. 20만원이하의 벌금     라. 10만원이하의 벌금, 구류 또는 과료</text:span></text:p>
      <text:p text:style-name="바탕글"/>
      <text:p text:style-name="바탕글"><text:span>92. 철도직원의 허락을 받지 아니하고 차내, 역 기타 철도지역내에서 여객 또는 공중에 대하여 기부를 청하거</text:span></text:p>
      <text:p text:style-name="바탕글"><text:span>   나 물품을 판매 또는 배부하거나 기타 연설 권유등의 행위를 한 자에 대한 벌칙은</text:span></text:p>
      <text:p text:style-name="바탕글"><text:span>  가. 3월이하의 징역 또는 5만원이하의 벌금, 구류 또는 과료        나. 50만원이하의 벌금</text:span></text:p>
      <text:p text:style-name="바탕글"><text:span>  다. 50만원이하의 벌금, 구류 또는 과료                           라. 5만원이하의 벌금, 구류 또는 과료</text:span></text:p>
      <text:p text:style-name="바탕글"/>
      <text:p text:style-name="바탕글"><text:span>93. 철도직원의 직무상 지시에 따르지 아니하느자와 철도법 제 17조에 의한 열차안에서의 여객의 금지행위를 </text:span></text:p>
      <text:p text:style-name="바탕글"><text:span>   위반한 자, 화약류 기타 위험발생의 우려가 있는 물건을 제외한 객차내에서 휴대가 금지되거나 제한된 물</text:span></text:p>
      <text:p text:style-name="바탕글"><text:span>   건을 휴대한 자에 대한 벌칙은</text:span></text:p>
      <text:p text:style-name="바탕글"><text:span>  가. 구류 또는 과료                                 </text:span><text:span>나. 50만원이하의 벌금, 구류 또는 과료</text:span></text:p>
      <text:p text:style-name="바탕글"><text:span>  다. 5만원이하의 벌금, 구류 또는 과료                라. 3월이하의 징역 또는 5만원이하의 벌금</text:span></text:p>
      <text:p text:style-name="바탕글"/>
      <text:p text:style-name="바탕글"><text:span>94. 철도직원으로서 직무를 태만하거나 직무상의 의무에 위반하여 여객 또는 공중에게 위해를 미칠 행위를 한</text:span></text:p>
      <text:p text:style-name="바탕글"><text:span>   때에 대한 벌칙은</text:span></text:p>
      <text:p text:style-name="바탕글"><text:span>  가. 1년이하의 징역 또는 50만원이하의 벌금          나. 2년이하의 징역 또는 300만원이하의 벌금 </text:span></text:p>
      <text:p text:style-name="바탕글"><text:span>  다. 3년이하의 징역 또는 500만원이하의 벌금         라. 철도청 자체 인사규정에의한 징계</text:span></text:p>
      <text:p text:style-name="바탕글"/>
      <text:p text:style-name="바탕글"><text:span>95. 철도직원으로서 차단, 횡도의 개폐를 태만히 하거나 이유없이 차량 기타 기구를 차단로에 방치하여 왕래를 </text:span></text:p>
      <text:p text:style-name="바탕글"><text:span>   방해한 때에 대한 벌칙은</text:span></text:p>
      <text:p text:style-name="바탕글"><text:span>  가. 1년이하의 징역 또는 50만원이하의 벌금          나. 2년이하의 징역 또는 300만원이하의 벌금 </text:span></text:p>
      <text:p text:style-name="바탕글"><text:span>  다. 3년이하의 징역 또는 500만원이하의 벌금         라. 철도청 자체 인사규정에의한 징계</text:span></text:p>
      <text:p text:style-name="바탕글"/>
      <text:p text:style-name="바탕글"><text:span>96. 철도법상 철도영업의 감독은 누가하는가 </text:span></text:p>
      <text:p text:style-name="바탕글"><text:span>  가. 대통령       나. 건설교통부장관       다. 철도청장       라. 국무총리</text:span></text:p>
      <text:p text:style-name="바탕글"/>
      <text:p text:style-name="바탕글"><text:span>97. 철도영업의 감독에 관하여 필요한 사항은 어떤 규정으로 정하는가 </text:span></text:p>
      <text:p text:style-name="바탕글"><text:span>  가. 철도법       나. 대통령령(철도운송규정)       다. 건설교통부령       라. 조례</text:span></text:p>
      <text:p text:style-name="바탕글"/>
      <text:p text:style-name="바탕글"><text:span>98. 사설철도와 전용철도의 경영자가 건설교통부장관에게 인가를 얻지 아니하고 사업계획, 철도의 건설, 운전, </text:span></text:p>
      <text:p text:style-name="바탕글"><text:span>   보안, 운송 및 운임에 관한 사항을 시행하거나 몇월이상 휴업한때는 면허의 효력이 상실되는가</text:span></text:p>
      <text:p text:style-name="바탕글"><text:span>  가. 1월이상        나. 3월이상        다. 6월이상        라. 1년이상</text:span></text:p>
      <text:p text:style-name="바탕글"/>
      <text:p text:style-name="바탕글"><text:span>99. 화물의 운송순서로서 가장 알맞은 것은</text:span></text:p>
      <text:p text:style-name="바탕글"><text:span>  가. 화물운송 계약순서   나. 화물운송 신청순서   다. 화물의 수취순서   라. 운송장 접수순서</text:span></text:p>
      <text:p text:style-name="바탕글"/>
      <text:p text:style-name="바탕글"><text:span>100. 여객운송에 있어서의 부가운임은 다음의 어느것으로 보는 것이 타당한가</text:span></text:p>
      <text:p text:style-name="바탕글"><text:span>  가. 벌금        나. 손해배상        다. 위약금        라. 질서벌</text:span></text:p>
      <text:p text:style-name="바탕글"/>
      <text:p text:style-name="바탕글"><text:span>101. 운송을 수탁한 화물에대하여 철도경영자는 화물운송통지서를 누구에게 교부하여야 하는가</text:span></text:p>
      <text:p text:style-name="바탕글"><text:span>  가. 수화인        나. 소화인        다. 화물승무원        라. 발송역장</text:span></text:p>
      <text:p text:style-name="바탕글"/>
      <text:p text:style-name="바탕글"><text:span>102. 화물이 멸실되거나 훼손되었을 경우에 송화인과 수화인에게 통지하는 기간에 대한 철도법상의 규정은 다</text:span></text:p>
      <text:p text:style-name="바탕글"><text:span>   음 어느것인가</text:span></text:p>
      <text:p text:style-name="바탕글"><text:span>  가. 당일에 하여야 한다  나. 3일이내에 하여야 한다  다. 5일이내에 하여야 한다  라. 신속히 하여야 한다</text:span></text:p>
      <text:p text:style-name="바탕글"/>
      <table:table table:style-name="Table-1">
        <table:table-column table:number-columns-repeated="2"/>
        <table:table-row>
          <table:table-cell table:style-name="Table-1-1-1" table:number-columns-spanned="2" table:number-rows-spanned="1">
            <text:p text:style-name="Paragraph-540"><text:span text:style-name="p540-1-1">철도법 정답</text:span></text:p>
          </table:table-cell>
        </table:table-row>
        <table:table-row>
          <table:table-cell table:style-name="Table-1-2-1" table:number-columns-spanned="1" table:number-rows-spanned="1">
            <text:p text:style-name="Paragraph-541"><text:span>NO</text:span></text:p>
          </table:table-cell>
          <table:table-cell table:style-name="Table-1-2-2" table:number-columns-spanned="1" table:number-rows-spanned="1">
            <text:p text:style-name="Paragraph-542"><text:span>정답(해설)</text:span></text:p>
          </table:table-cell>
        </table:table-row>
        <table:table-row>
          <table:table-cell table:style-name="Table-1-3-1" table:number-columns-spanned="1" table:number-rows-spanned="1">
            <text:p text:style-name="Paragraph-543"><text:span>1</text:span></text:p>
          </table:table-cell>
          <table:table-cell table:style-name="Table-1-3-2" table:number-columns-spanned="1" table:number-rows-spanned="1">
            <text:p text:style-name="Paragraph-544"><text:span> 다</text:span></text:p>
          </table:table-cell>
        </table:table-row>
        <table:table-row>
          <table:table-cell table:style-name="Table-1-4-1" table:number-columns-spanned="1" table:number-rows-spanned="1">
            <text:p text:style-name="Paragraph-545"><text:span>2</text:span></text:p>
          </table:table-cell>
          <table:table-cell table:style-name="Table-1-4-2" table:number-columns-spanned="1" table:number-rows-spanned="1">
            <text:p text:style-name="Paragraph-546"><text:span> 나</text:span></text:p>
          </table:table-cell>
        </table:table-row>
        <table:table-row>
          <table:table-cell table:style-name="Table-1-5-1" table:number-columns-spanned="1" table:number-rows-spanned="1">
            <text:p text:style-name="Paragraph-547"><text:span>3</text:span></text:p>
          </table:table-cell>
          <table:table-cell table:style-name="Table-1-5-2" table:number-columns-spanned="1" table:number-rows-spanned="1">
            <text:p text:style-name="Paragraph-548"><text:span> 나</text:span></text:p>
          </table:table-cell>
        </table:table-row>
        <table:table-row>
          <table:table-cell table:style-name="Table-1-6-1" table:number-columns-spanned="1" table:number-rows-spanned="1">
            <text:p text:style-name="Paragraph-549"><text:span>4</text:span></text:p>
          </table:table-cell>
          <table:table-cell table:style-name="Table-1-6-2" table:number-columns-spanned="1" table:number-rows-spanned="1">
            <text:p text:style-name="Paragraph-550"><text:span> 나</text:span></text:p>
          </table:table-cell>
        </table:table-row>
        <table:table-row>
          <table:table-cell table:style-name="Table-1-7-1" table:number-columns-spanned="1" table:number-rows-spanned="1">
            <text:p text:style-name="Paragraph-551"><text:span>5</text:span></text:p>
          </table:table-cell>
          <table:table-cell table:style-name="Table-1-7-2" table:number-columns-spanned="1" table:number-rows-spanned="1">
            <text:p text:style-name="Paragraph-552"><text:span> 라</text:span></text:p>
          </table:table-cell>
        </table:table-row>
        <table:table-row>
          <table:table-cell table:style-name="Table-1-8-1" table:number-columns-spanned="1" table:number-rows-spanned="1">
            <text:p text:style-name="Paragraph-553"><text:span>6</text:span></text:p>
          </table:table-cell>
          <table:table-cell table:style-name="Table-1-8-2" table:number-columns-spanned="1" table:number-rows-spanned="1">
            <text:p text:style-name="Paragraph-554"><text:span> 다 * 건설교통부령</text:span><text:span>→</text:span><text:span>대통령령</text:span></text:p>
          </table:table-cell>
        </table:table-row>
        <table:table-row>
          <table:table-cell table:style-name="Table-1-9-1" table:number-columns-spanned="1" table:number-rows-spanned="1">
            <text:p text:style-name="Paragraph-555"><text:span>7</text:span></text:p>
          </table:table-cell>
          <table:table-cell table:style-name="Table-1-9-2" table:number-columns-spanned="1" table:number-rows-spanned="1">
            <text:p text:style-name="Paragraph-556"><text:span> 라</text:span></text:p>
          </table:table-cell>
        </table:table-row>
        <table:table-row>
          <table:table-cell table:style-name="Table-1-10-1" table:number-columns-spanned="1" table:number-rows-spanned="1">
            <text:p text:style-name="Paragraph-557"><text:span>8</text:span></text:p>
          </table:table-cell>
          <table:table-cell table:style-name="Table-1-10-2" table:number-columns-spanned="1" table:number-rows-spanned="1">
            <text:p text:style-name="Paragraph-558"><text:span> 가</text:span></text:p>
          </table:table-cell>
        </table:table-row>
        <table:table-row>
          <table:table-cell table:style-name="Table-1-11-1" table:number-columns-spanned="1" table:number-rows-spanned="1">
            <text:p text:style-name="Paragraph-559"><text:span>9</text:span></text:p>
          </table:table-cell>
          <table:table-cell table:style-name="Table-1-11-2" table:number-columns-spanned="1" table:number-rows-spanned="1">
            <text:p text:style-name="Paragraph-560"><text:span> 라</text:span></text:p>
          </table:table-cell>
        </table:table-row>
        <table:table-row>
          <table:table-cell table:style-name="Table-1-12-1" table:number-columns-spanned="1" table:number-rows-spanned="1">
            <text:p text:style-name="Paragraph-561"><text:span>10</text:span></text:p>
          </table:table-cell>
          <table:table-cell table:style-name="Table-1-12-2" table:number-columns-spanned="1" table:number-rows-spanned="1">
            <text:p text:style-name="Paragraph-562"><text:span> 가 * 모든역</text:span><text:span>→</text:span><text:span>주요한역</text:span></text:p>
          </table:table-cell>
        </table:table-row>
        <table:table-row>
          <table:table-cell table:style-name="Table-1-13-1" table:number-columns-spanned="1" table:number-rows-spanned="1">
            <text:p text:style-name="Paragraph-563"><text:span>11</text:span></text:p>
          </table:table-cell>
          <table:table-cell table:style-name="Table-1-13-2" table:number-columns-spanned="1" table:number-rows-spanned="1">
            <text:p text:style-name="Paragraph-564"><text:span> 라 * 보건복지부령</text:span><text:span>→</text:span><text:span>대통령령</text:span></text:p>
          </table:table-cell>
        </table:table-row>
        <table:table-row>
          <table:table-cell table:style-name="Table-1-14-1" table:number-columns-spanned="1" table:number-rows-spanned="1">
            <text:p text:style-name="Paragraph-565"><text:span>12</text:span></text:p>
          </table:table-cell>
          <table:table-cell table:style-name="Table-1-14-2" table:number-columns-spanned="1" table:number-rows-spanned="1">
            <text:p text:style-name="Paragraph-566"><text:span> 나</text:span></text:p>
          </table:table-cell>
        </table:table-row>
        <table:table-row>
          <table:table-cell table:style-name="Table-1-15-1" table:number-columns-spanned="1" table:number-rows-spanned="1">
            <text:p text:style-name="Paragraph-567"><text:span>13</text:span></text:p>
          </table:table-cell>
          <table:table-cell table:style-name="Table-1-15-2" table:number-columns-spanned="1" table:number-rows-spanned="1">
            <text:p text:style-name="Paragraph-568"><text:span> 다 * 대통령령이</text:span><text:span>→</text:span><text:span>철도경영자가, 라. (화물운송도 이를 준용)</text:span></text:p>
          </table:table-cell>
        </table:table-row>
        <table:table-row>
          <table:table-cell table:style-name="Table-1-16-1" table:number-columns-spanned="1" table:number-rows-spanned="1">
            <text:p text:style-name="Paragraph-569"><text:span>14</text:span></text:p>
          </table:table-cell>
          <table:table-cell table:style-name="Table-1-16-2" table:number-columns-spanned="1" table:number-rows-spanned="1">
            <text:p text:style-name="Paragraph-570"><text:span> 가 * 확인하여야하다</text:span><text:span>→</text:span><text:span>필요한 경우 확인할 수 있다</text:span></text:p>
          </table:table-cell>
        </table:table-row>
        <table:table-row>
          <table:table-cell table:style-name="Table-1-17-1" table:number-columns-spanned="1" table:number-rows-spanned="1">
            <text:p text:style-name="Paragraph-571"><text:span>15</text:span></text:p>
          </table:table-cell>
          <table:table-cell table:style-name="Table-1-17-2" table:number-columns-spanned="1" table:number-rows-spanned="1">
            <text:p text:style-name="Paragraph-572"><text:span> 라</text:span></text:p>
          </table:table-cell>
        </table:table-row>
        <table:table-row>
          <table:table-cell table:style-name="Table-1-18-1" table:number-columns-spanned="1" table:number-rows-spanned="1">
            <text:p text:style-name="Paragraph-573"><text:span>16</text:span></text:p>
          </table:table-cell>
          <table:table-cell table:style-name="Table-1-18-2" table:number-columns-spanned="1" table:number-rows-spanned="1">
            <text:p text:style-name="Paragraph-574"><text:span> 라</text:span></text:p>
          </table:table-cell>
        </table:table-row>
        <table:table-row>
          <table:table-cell table:style-name="Table-1-19-1" table:number-columns-spanned="1" table:number-rows-spanned="1">
            <text:p text:style-name="Paragraph-575"><text:span>17</text:span></text:p>
          </table:table-cell>
          <table:table-cell table:style-name="Table-1-19-2" table:number-columns-spanned="1" table:number-rows-spanned="1">
            <text:p text:style-name="Paragraph-576"><text:span> 라 * 부득이한 사유로 인정되지 않음</text:span></text:p>
          </table:table-cell>
        </table:table-row>
        <table:table-row>
          <table:table-cell table:style-name="Table-1-20-1" table:number-columns-spanned="1" table:number-rows-spanned="1">
            <text:p text:style-name="Paragraph-577"><text:span>18</text:span></text:p>
          </table:table-cell>
          <table:table-cell table:style-name="Table-1-20-2" table:number-columns-spanned="1" table:number-rows-spanned="1">
            <text:p text:style-name="Paragraph-578"><text:span> 다 * 가. 나. 다. 3개항목 이외에는 해당되지 않음</text:span></text:p>
          </table:table-cell>
        </table:table-row>
        <table:table-row>
          <table:table-cell table:style-name="Table-1-21-1" table:number-columns-spanned="1" table:number-rows-spanned="1">
            <text:p text:style-name="Paragraph-579"><text:span>19</text:span></text:p>
          </table:table-cell>
          <table:table-cell table:style-name="Table-1-21-2" table:number-columns-spanned="1" table:number-rows-spanned="1">
            <text:p text:style-name="Paragraph-580"><text:span> 라 * 승차구간에 상당하는 여객운임외에 30배의 범위내에서 부가운임 징수</text:span></text:p>
          </table:table-cell>
        </table:table-row>
        <table:table-row>
          <table:table-cell table:style-name="Table-1-22-1" table:number-columns-spanned="1" table:number-rows-spanned="1">
            <text:p text:style-name="Paragraph-581"><text:span>20</text:span></text:p>
          </table:table-cell>
          <table:table-cell table:style-name="Table-1-22-2" table:number-columns-spanned="1" table:number-rows-spanned="1">
            <text:p text:style-name="Paragraph-582"><text:span> 다 * 더럽히지 않는</text:span><text:span>→</text:span><text:span>더럽힐 염려가 있는</text:span></text:p>
          </table:table-cell>
        </table:table-row>
        <table:table-row>
          <table:table-cell table:style-name="Table-1-23-1" table:number-columns-spanned="1" table:number-rows-spanned="1">
            <text:p text:style-name="Paragraph-583"><text:span>21</text:span></text:p>
          </table:table-cell>
          <table:table-cell table:style-name="Table-1-23-2" table:number-columns-spanned="1" table:number-rows-spanned="1">
            <text:p text:style-name="Paragraph-584"><text:span> 라</text:span></text:p>
          </table:table-cell>
        </table:table-row>
        <table:table-row>
          <table:table-cell table:style-name="Table-1-24-1" table:number-columns-spanned="1" table:number-rows-spanned="1">
            <text:p text:style-name="Paragraph-585"><text:span>22</text:span></text:p>
          </table:table-cell>
          <table:table-cell table:style-name="Table-1-24-2" table:number-columns-spanned="1" table:number-rows-spanned="1">
            <text:p text:style-name="Paragraph-586"><text:span> 다 * 있다</text:span><text:span>→</text:span><text:span>없다</text:span></text:p>
          </table:table-cell>
        </table:table-row>
        <table:table-row>
          <table:table-cell table:style-name="Table-1-25-1" table:number-columns-spanned="1" table:number-rows-spanned="1">
            <text:p text:style-name="Paragraph-587"><text:span>23</text:span></text:p>
          </table:table-cell>
          <table:table-cell table:style-name="Table-1-25-2" table:number-columns-spanned="1" table:number-rows-spanned="1">
            <text:p text:style-name="Paragraph-588"><text:span> 나</text:span></text:p>
          </table:table-cell>
        </table:table-row>
        <table:table-row>
          <table:table-cell table:style-name="Table-1-26-1" table:number-columns-spanned="1" table:number-rows-spanned="1">
            <text:p text:style-name="Paragraph-589"><text:span>24</text:span></text:p>
          </table:table-cell>
          <table:table-cell table:style-name="Table-1-26-2" table:number-columns-spanned="1" table:number-rows-spanned="1">
            <text:p text:style-name="Paragraph-590"><text:span> 나</text:span></text:p>
          </table:table-cell>
        </table:table-row>
        <table:table-row>
          <table:table-cell table:style-name="Table-1-27-1" table:number-columns-spanned="1" table:number-rows-spanned="1">
            <text:p text:style-name="Paragraph-591"><text:span>25</text:span></text:p>
          </table:table-cell>
          <table:table-cell table:style-name="Table-1-27-2" table:number-columns-spanned="1" table:number-rows-spanned="1">
            <text:p text:style-name="Paragraph-592"><text:span> 가 * 특별한 책임을 요구한때</text:span><text:span>→</text:span><text:span>특별한 책임을 요구하지 아니한때</text:span></text:p>
          </table:table-cell>
        </table:table-row>
        <table:table-row>
          <table:table-cell table:style-name="Table-1-28-1" table:number-columns-spanned="1" table:number-rows-spanned="1">
            <text:p text:style-name="Paragraph-593"><text:span>26</text:span></text:p>
          </table:table-cell>
          <table:table-cell table:style-name="Table-1-28-2" table:number-columns-spanned="1" table:number-rows-spanned="1">
            <text:p text:style-name="Paragraph-594"><text:span> 나 * 수취한 순서에관계없이 운송할수 있다</text:span><text:span>→</text:span><text:span>수취한 순서에 따라 운송하여야 한다</text:span></text:p>
          </table:table-cell>
        </table:table-row>
        <table:table-row>
          <table:table-cell table:style-name="Table-1-29-1" table:number-columns-spanned="1" table:number-rows-spanned="1">
            <text:p text:style-name="Paragraph-595"><text:span>27</text:span></text:p>
          </table:table-cell>
          <table:table-cell table:style-name="Table-1-29-2" table:number-columns-spanned="1" table:number-rows-spanned="1">
            <text:p text:style-name="Paragraph-596"><text:span> 다 * 송화인 참여없이</text:span><text:span>→</text:span><text:span>송화인의 참여하에</text:span></text:p>
          </table:table-cell>
        </table:table-row>
        <table:table-row>
          <table:table-cell table:style-name="Table-1-30-1" table:number-columns-spanned="1" table:number-rows-spanned="1">
            <text:p text:style-name="Paragraph-597"><text:span>28</text:span></text:p>
          </table:table-cell>
          <table:table-cell table:style-name="Table-1-30-2" table:number-columns-spanned="1" table:number-rows-spanned="1">
            <text:p text:style-name="Paragraph-598"><text:span> 다</text:span></text:p>
          </table:table-cell>
        </table:table-row>
        <table:table-row>
          <table:table-cell table:style-name="Table-1-31-1" table:number-columns-spanned="1" table:number-rows-spanned="1">
            <text:p text:style-name="Paragraph-599"><text:span>29</text:span></text:p>
          </table:table-cell>
          <table:table-cell table:style-name="Table-1-31-2" table:number-columns-spanned="1" table:number-rows-spanned="1">
            <text:p text:style-name="Paragraph-600"><text:span> 가 * 철도운송규정</text:span></text:p>
          </table:table-cell>
        </table:table-row>
        <table:table-row>
          <table:table-cell table:style-name="Table-1-32-1" table:number-columns-spanned="1" table:number-rows-spanned="1">
            <text:p text:style-name="Paragraph-601"><text:span>30</text:span></text:p>
          </table:table-cell>
          <table:table-cell table:style-name="Table-1-32-2" table:number-columns-spanned="1" table:number-rows-spanned="1">
            <text:p text:style-name="Paragraph-602"><text:span> 라 * 건설교통부령</text:span><text:span>→</text:span><text:span>대통령령(대통령령=철도운송규정)</text:span></text:p>
          </table:table-cell>
        </table:table-row>
        <table:table-row>
          <table:table-cell table:style-name="Table-1-33-1" table:number-columns-spanned="1" table:number-rows-spanned="1">
            <text:p text:style-name="Paragraph-603"><text:span>31</text:span></text:p>
          </table:table-cell>
          <table:table-cell table:style-name="Table-1-33-2" table:number-columns-spanned="1" table:number-rows-spanned="1">
            <text:p text:style-name="Paragraph-604"><text:span> 나 * 14일이내</text:span><text:span>→</text:span><text:span>지체없이</text:span></text:p>
          </table:table-cell>
        </table:table-row>
        <table:table-row>
          <table:table-cell table:style-name="Table-1-34-1" table:number-columns-spanned="1" table:number-rows-spanned="1">
            <text:p text:style-name="Paragraph-605"><text:span>32</text:span></text:p>
          </table:table-cell>
          <table:table-cell table:style-name="Table-1-34-2" table:number-columns-spanned="1" table:number-rows-spanned="1">
            <text:p text:style-name="Paragraph-606"><text:span> 나</text:span></text:p>
          </table:table-cell>
        </table:table-row>
        <table:table-row>
          <table:table-cell table:style-name="Table-1-35-1" table:number-columns-spanned="1" table:number-rows-spanned="1">
            <text:p text:style-name="Paragraph-607"><text:span>33</text:span></text:p>
          </table:table-cell>
          <table:table-cell table:style-name="Table-1-35-2" table:number-columns-spanned="1" table:number-rows-spanned="1">
            <text:p text:style-name="Paragraph-608"><text:span> 라</text:span></text:p>
          </table:table-cell>
        </table:table-row>
        <table:table-row>
          <table:table-cell table:style-name="Table-1-36-1" table:number-columns-spanned="1" table:number-rows-spanned="1">
            <text:p text:style-name="Paragraph-609"><text:span>34</text:span></text:p>
          </table:table-cell>
          <table:table-cell table:style-name="Table-1-36-2" table:number-columns-spanned="1" table:number-rows-spanned="1">
            <text:p text:style-name="Paragraph-610"><text:span> 다</text:span></text:p>
          </table:table-cell>
        </table:table-row>
        <table:table-row>
          <table:table-cell table:style-name="Table-1-37-1" table:number-columns-spanned="1" table:number-rows-spanned="1">
            <text:p text:style-name="Paragraph-611"><text:span>35</text:span></text:p>
          </table:table-cell>
          <table:table-cell table:style-name="Table-1-37-2" table:number-columns-spanned="1" table:number-rows-spanned="1">
            <text:p text:style-name="Paragraph-612"><text:span> 나</text:span></text:p>
          </table:table-cell>
        </table:table-row>
        <table:table-row>
          <table:table-cell table:style-name="Table-1-38-1" table:number-columns-spanned="1" table:number-rows-spanned="1">
            <text:p text:style-name="Paragraph-613"><text:span>36</text:span></text:p>
          </table:table-cell>
          <table:table-cell table:style-name="Table-1-38-2" table:number-columns-spanned="1" table:number-rows-spanned="1">
            <text:p text:style-name="Paragraph-614"><text:span> 나 * 철도운송규정</text:span></text:p>
          </table:table-cell>
        </table:table-row>
        <table:table-row>
          <table:table-cell table:style-name="Table-1-39-1" table:number-columns-spanned="1" table:number-rows-spanned="1">
            <text:p text:style-name="Paragraph-615"><text:span>37</text:span></text:p>
          </table:table-cell>
          <table:table-cell table:style-name="Table-1-39-2" table:number-columns-spanned="1" table:number-rows-spanned="1">
            <text:p text:style-name="Paragraph-616"><text:span> 라 * 건설교통부장관이 고시하는 바에 의한다</text:span><text:span>→</text:span><text:span>철도경영자가 고시하는 바에 의한다</text:span></text:p>
          </table:table-cell>
        </table:table-row>
        <table:table-row>
          <table:table-cell table:style-name="Table-1-40-1" table:number-columns-spanned="1" table:number-rows-spanned="1">
            <text:p text:style-name="Paragraph-617"><text:span>38</text:span></text:p>
          </table:table-cell>
          <table:table-cell table:style-name="Table-1-40-2" table:number-columns-spanned="1" table:number-rows-spanned="1">
            <text:p text:style-name="Paragraph-618"><text:span> 라</text:span></text:p>
          </table:table-cell>
        </table:table-row>
        <table:table-row>
          <table:table-cell table:style-name="Table-1-41-1" table:number-columns-spanned="1" table:number-rows-spanned="1">
            <text:p text:style-name="Paragraph-619"><text:span>39</text:span></text:p>
          </table:table-cell>
          <table:table-cell table:style-name="Table-1-41-2" table:number-columns-spanned="1" table:number-rows-spanned="1">
            <text:p text:style-name="Paragraph-620"><text:span> 다</text:span></text:p>
          </table:table-cell>
        </table:table-row>
        <table:table-row>
          <table:table-cell table:style-name="Table-1-42-1" table:number-columns-spanned="1" table:number-rows-spanned="1">
            <text:p text:style-name="Paragraph-621"><text:span>40</text:span></text:p>
          </table:table-cell>
          <table:table-cell table:style-name="Table-1-42-2" table:number-columns-spanned="1" table:number-rows-spanned="1">
            <text:p text:style-name="Paragraph-622"><text:span> 가</text:span></text:p>
          </table:table-cell>
        </table:table-row>
        <table:table-row>
          <table:table-cell table:style-name="Table-1-43-1" table:number-columns-spanned="1" table:number-rows-spanned="1">
            <text:p text:style-name="Paragraph-623"><text:span>41</text:span></text:p>
          </table:table-cell>
          <table:table-cell table:style-name="Table-1-43-2" table:number-columns-spanned="1" table:number-rows-spanned="1">
            <text:p text:style-name="Paragraph-624"><text:span> 라</text:span></text:p>
          </table:table-cell>
        </table:table-row>
        <table:table-row>
          <table:table-cell table:style-name="Table-1-44-1" table:number-columns-spanned="1" table:number-rows-spanned="1">
            <text:p text:style-name="Paragraph-625"><text:span>42</text:span></text:p>
          </table:table-cell>
          <table:table-cell table:style-name="Table-1-44-2" table:number-columns-spanned="1" table:number-rows-spanned="1">
            <text:p text:style-name="Paragraph-626"><text:span> 라 * 송화인에게 보낼 화물운송통지서를 수화인에게 교부하여야하다</text:span><text:span>→</text:span><text:span>수화인에게 보낼 화물운송통지</text:span></text:p>
            <text:p text:style-name="Paragraph-627"><text:span>      서를 송화인에게 교부하여야 하다</text:span></text:p>
          </table:table-cell>
        </table:table-row>
        <table:table-row>
          <table:table-cell table:style-name="Table-1-45-1" table:number-columns-spanned="1" table:number-rows-spanned="1">
            <text:p text:style-name="Paragraph-628"><text:span>43</text:span></text:p>
          </table:table-cell>
          <table:table-cell table:style-name="Table-1-45-2" table:number-columns-spanned="1" table:number-rows-spanned="1">
            <text:p text:style-name="Paragraph-629"><text:span> 라 * 화물운송 완료후에 운임 및 요금을 청구할 수 있다</text:span><text:span>→</text:span><text:span>개산액을 청구 할수 있다</text:span></text:p>
          </table:table-cell>
        </table:table-row>
        <table:table-row>
          <table:table-cell table:style-name="Table-1-46-1" table:number-columns-spanned="1" table:number-rows-spanned="1">
            <text:p text:style-name="Paragraph-630"><text:span>44</text:span></text:p>
          </table:table-cell>
          <table:table-cell table:style-name="Table-1-46-2" table:number-columns-spanned="1" table:number-rows-spanned="1">
            <text:p text:style-name="Paragraph-631"><text:span> 라 * 사용료를 청구하지 않는다</text:span><text:span>→</text:span><text:span>소정의 사용료를 청구할 수 있다</text:span></text:p>
          </table:table-cell>
        </table:table-row>
        <table:table-row>
          <table:table-cell table:style-name="Table-1-47-1" table:number-columns-spanned="1" table:number-rows-spanned="1">
            <text:p text:style-name="Paragraph-632"><text:span>45</text:span></text:p>
          </table:table-cell>
          <table:table-cell table:style-name="Table-1-47-2" table:number-columns-spanned="1" table:number-rows-spanned="1">
            <text:p text:style-name="Paragraph-633"><text:span> 나 * 배달을 하여야 할(</text:span><text:span>×), </text:span><text:span>배달을 하여야 할 화물은 예외</text:span></text:p>
          </table:table-cell>
        </table:table-row>
        <table:table-row>
          <table:table-cell table:style-name="Table-1-48-1" table:number-columns-spanned="1" table:number-rows-spanned="1">
            <text:p text:style-name="Paragraph-634"><text:span>46</text:span></text:p>
          </table:table-cell>
          <table:table-cell table:style-name="Table-1-48-2" table:number-columns-spanned="1" table:number-rows-spanned="1">
            <text:p text:style-name="Paragraph-635"><text:span> 라 * 철도경영자의 과실로 인하여(</text:span><text:span>×), </text:span><text:span>철도경영자의 과실로 인하여 청구를 하게된 때에 는 예외</text:span></text:p>
          </table:table-cell>
        </table:table-row>
        <table:table-row>
          <table:table-cell table:style-name="Table-1-49-1" table:number-columns-spanned="1" table:number-rows-spanned="1">
            <text:p text:style-name="Paragraph-636"><text:span>47</text:span></text:p>
          </table:table-cell>
          <table:table-cell table:style-name="Table-1-49-2" table:number-columns-spanned="1" table:number-rows-spanned="1">
            <text:p text:style-name="바탕글"><text:span> 라</text:span></text:p>
          </table:table-cell>
        </table:table-row>
        <table:table-row>
          <table:table-cell table:style-name="Table-1-50-1" table:number-columns-spanned="1" table:number-rows-spanned="1">
            <text:p text:style-name="Paragraph-638"><text:span>48</text:span></text:p>
          </table:table-cell>
          <table:table-cell table:style-name="Table-1-50-2" table:number-columns-spanned="1" table:number-rows-spanned="1">
            <text:p text:style-name="바탕글"><text:span> 다 * 상당한 담보를 제공하면 인도를 청구할 수 있다</text:span></text:p>
          </table:table-cell>
        </table:table-row>
        <table:table-row>
          <table:table-cell table:style-name="Table-1-51-1" table:number-columns-spanned="1" table:number-rows-spanned="1">
            <text:p text:style-name="Paragraph-640"><text:span>49</text:span></text:p>
          </table:table-cell>
          <table:table-cell table:style-name="Table-1-51-2" table:number-columns-spanned="1" table:number-rows-spanned="1">
            <text:p text:style-name="Paragraph-641"><text:span> 나 * 소화물 전용열차에 의해 탁송할 경우(</text:span><text:span>×), </text:span><text:span>소화물 전용열차에  의해 탁송할 경우에는 예외임</text:span></text:p>
          </table:table-cell>
        </table:table-row>
        <table:table-row>
          <table:table-cell table:style-name="Table-1-52-1" table:number-columns-spanned="1" table:number-rows-spanned="1">
            <text:p text:style-name="Paragraph-642"><text:span>50</text:span></text:p>
          </table:table-cell>
          <table:table-cell table:style-name="Table-1-52-2" table:number-columns-spanned="1" table:number-rows-spanned="1">
            <text:p text:style-name="Paragraph-643"><text:span> 나</text:span></text:p>
          </table:table-cell>
        </table:table-row>
        <table:table-row>
          <table:table-cell table:style-name="Table-1-53-1" table:number-columns-spanned="1" table:number-rows-spanned="1">
            <text:p text:style-name="Paragraph-644"><text:span>51</text:span></text:p>
          </table:table-cell>
          <table:table-cell table:style-name="Table-1-53-2" table:number-columns-spanned="1" table:number-rows-spanned="1">
            <text:p text:style-name="Paragraph-645"><text:span> 다 * 여객운송열차의 바로 다음 열차만 운송가능</text:span></text:p>
          </table:table-cell>
        </table:table-row>
      </table:table>
      <text:p text:style-name="바탕글"/>
      <table:table table:style-name="Table-2">
        <table:table-column table:number-columns-repeated="2"/>
        <table:table-row>
          <table:table-cell table:style-name="Table-2-1-1" table:number-columns-spanned="1" table:number-rows-spanned="1">
            <text:p text:style-name="Paragraph-647"><text:span>52</text:span></text:p>
          </table:table-cell>
          <table:table-cell table:style-name="Table-2-1-2" table:number-columns-spanned="1" table:number-rows-spanned="1">
            <text:p text:style-name="Paragraph-648"><text:span> 나</text:span></text:p>
          </table:table-cell>
        </table:table-row>
        <table:table-row>
          <table:table-cell table:style-name="Table-2-2-1" table:number-columns-spanned="1" table:number-rows-spanned="1">
            <text:p text:style-name="Paragraph-649"><text:span>53</text:span></text:p>
          </table:table-cell>
          <table:table-cell table:style-name="Table-2-2-2" table:number-columns-spanned="1" table:number-rows-spanned="1">
            <text:p text:style-name="Paragraph-650"><text:span> 가 * 습한 기폭약</text:span><text:span>→</text:span><text:span>건조한 기폭약</text:span></text:p>
          </table:table-cell>
        </table:table-row>
        <table:table-row>
          <table:table-cell table:style-name="Table-2-3-1" table:number-columns-spanned="1" table:number-rows-spanned="1">
            <text:p text:style-name="Paragraph-651"><text:span>54</text:span></text:p>
          </table:table-cell>
          <table:table-cell table:style-name="Table-2-3-2" table:number-columns-spanned="1" table:number-rows-spanned="1">
            <text:p text:style-name="Paragraph-652"><text:span> 나</text:span></text:p>
          </table:table-cell>
        </table:table-row>
        <table:table-row>
          <table:table-cell table:style-name="Table-2-4-1" table:number-columns-spanned="1" table:number-rows-spanned="1">
            <text:p text:style-name="Paragraph-653"><text:span>55</text:span></text:p>
          </table:table-cell>
          <table:table-cell table:style-name="Table-2-4-2" table:number-columns-spanned="1" table:number-rows-spanned="1">
            <text:p text:style-name="Paragraph-654"><text:span> 가 * 철도청장은 그허가증을 검사하여 승인한후 운송하여야 한다</text:span><text:span>→</text:span><text:span>철도직원은 그허가등을 검사하여야 </text:span></text:p>
            <text:p text:style-name="Paragraph-655"><text:span>      한다</text:span></text:p>
          </table:table-cell>
        </table:table-row>
        <table:table-row>
          <table:table-cell table:style-name="Table-2-5-1" table:number-columns-spanned="1" table:number-rows-spanned="1">
            <text:p text:style-name="Paragraph-656"><text:span>56</text:span></text:p>
          </table:table-cell>
          <table:table-cell table:style-name="Table-2-5-2" table:number-columns-spanned="1" table:number-rows-spanned="1">
            <text:p text:style-name="Paragraph-657"><text:span> 다 * 관할경찰서 신고</text:span></text:p>
          </table:table-cell>
        </table:table-row>
        <table:table-row>
          <table:table-cell table:style-name="Table-2-6-1" table:number-columns-spanned="1" table:number-rows-spanned="1">
            <text:p text:style-name="Paragraph-658"><text:span>57</text:span></text:p>
          </table:table-cell>
          <table:table-cell table:style-name="Table-2-6-2" table:number-columns-spanned="1" table:number-rows-spanned="1">
            <text:p text:style-name="Paragraph-659"><text:span> 나 * 철도운송규정</text:span><text:span>→</text:span><text:span>대통령령</text:span></text:p>
          </table:table-cell>
        </table:table-row>
        <table:table-row>
          <table:table-cell table:style-name="Table-2-7-1" table:number-columns-spanned="1" table:number-rows-spanned="1">
            <text:p text:style-name="Paragraph-660"><text:span>58</text:span></text:p>
          </table:table-cell>
          <table:table-cell table:style-name="Table-2-7-2" table:number-columns-spanned="1" table:number-rows-spanned="1">
            <text:p text:style-name="Paragraph-661"><text:span> 라 * 관할경찰서에 신고</text:span></text:p>
          </table:table-cell>
        </table:table-row>
        <table:table-row>
          <table:table-cell table:style-name="Table-2-8-1" table:number-columns-spanned="1" table:number-rows-spanned="1">
            <text:p text:style-name="Paragraph-662"><text:span>59</text:span></text:p>
          </table:table-cell>
          <table:table-cell table:style-name="Table-2-8-2" table:number-columns-spanned="1" table:number-rows-spanned="1">
            <text:p text:style-name="Paragraph-663"><text:span> 나</text:span></text:p>
          </table:table-cell>
        </table:table-row>
        <table:table-row>
          <table:table-cell table:style-name="Table-2-9-1" table:number-columns-spanned="1" table:number-rows-spanned="1">
            <text:p text:style-name="Paragraph-664"><text:span>60</text:span></text:p>
          </table:table-cell>
          <table:table-cell table:style-name="Table-2-9-2" table:number-columns-spanned="1" table:number-rows-spanned="1">
            <text:p text:style-name="Paragraph-665"><text:span> 나</text:span></text:p>
          </table:table-cell>
        </table:table-row>
        <table:table-row>
          <table:table-cell table:style-name="Table-2-10-1" table:number-columns-spanned="1" table:number-rows-spanned="1">
            <text:p text:style-name="Paragraph-666"><text:span>61</text:span></text:p>
          </table:table-cell>
          <table:table-cell table:style-name="Table-2-10-2" table:number-columns-spanned="1" table:number-rows-spanned="1">
            <text:p text:style-name="Paragraph-667"><text:span> 가</text:span></text:p>
          </table:table-cell>
        </table:table-row>
        <table:table-row>
          <table:table-cell table:style-name="Table-2-11-1" table:number-columns-spanned="1" table:number-rows-spanned="1">
            <text:p text:style-name="Paragraph-668"><text:span>62</text:span></text:p>
          </table:table-cell>
          <table:table-cell table:style-name="Table-2-11-2" table:number-columns-spanned="1" table:number-rows-spanned="1">
            <text:p text:style-name="Paragraph-669"><text:span> 가</text:span></text:p>
          </table:table-cell>
        </table:table-row>
        <table:table-row>
          <table:table-cell table:style-name="Table-2-12-1" table:number-columns-spanned="1" table:number-rows-spanned="1">
            <text:p text:style-name="Paragraph-670"><text:span>63</text:span></text:p>
          </table:table-cell>
          <table:table-cell table:style-name="Table-2-12-2" table:number-columns-spanned="1" table:number-rows-spanned="1">
            <text:p text:style-name="Paragraph-671"><text:span> 나</text:span></text:p>
          </table:table-cell>
        </table:table-row>
        <table:table-row>
          <table:table-cell table:style-name="Table-2-13-1" table:number-columns-spanned="1" table:number-rows-spanned="1">
            <text:p text:style-name="Paragraph-672"><text:span>64</text:span></text:p>
          </table:table-cell>
          <table:table-cell table:style-name="Table-2-13-2" table:number-columns-spanned="1" table:number-rows-spanned="1">
            <text:p text:style-name="Paragraph-673"><text:span> 가</text:span></text:p>
          </table:table-cell>
        </table:table-row>
        <table:table-row>
          <table:table-cell table:style-name="Table-2-14-1" table:number-columns-spanned="1" table:number-rows-spanned="1">
            <text:p text:style-name="Paragraph-674"><text:span>65</text:span></text:p>
          </table:table-cell>
          <table:table-cell table:style-name="Table-2-14-2" table:number-columns-spanned="1" table:number-rows-spanned="1">
            <text:p text:style-name="Paragraph-675"><text:span> 라 * 건물, 공작물등의 유지관리</text:span><text:span>→</text:span><text:span>건물, 공작물 등의 설치, 증축, 또는 개량</text:span></text:p>
          </table:table-cell>
        </table:table-row>
        <table:table-row>
          <table:table-cell table:style-name="Table-2-15-1" table:number-columns-spanned="1" table:number-rows-spanned="1">
            <text:p text:style-name="Paragraph-676"><text:span>66</text:span></text:p>
          </table:table-cell>
          <table:table-cell table:style-name="Table-2-15-2" table:number-columns-spanned="1" table:number-rows-spanned="1">
            <text:p text:style-name="Paragraph-677"><text:span> 다</text:span></text:p>
          </table:table-cell>
        </table:table-row>
        <table:table-row>
          <table:table-cell table:style-name="Table-2-16-1" table:number-columns-spanned="1" table:number-rows-spanned="1">
            <text:p text:style-name="Paragraph-678"><text:span>67</text:span></text:p>
          </table:table-cell>
          <table:table-cell table:style-name="Table-2-16-2" table:number-columns-spanned="1" table:number-rows-spanned="1">
            <text:p text:style-name="Paragraph-679"><text:span> 나</text:span></text:p>
          </table:table-cell>
        </table:table-row>
        <table:table-row>
          <table:table-cell table:style-name="Table-2-17-1" table:number-columns-spanned="1" table:number-rows-spanned="1">
            <text:p text:style-name="Paragraph-680"><text:span>68</text:span></text:p>
          </table:table-cell>
          <table:table-cell table:style-name="Table-2-17-2" table:number-columns-spanned="1" table:number-rows-spanned="1">
            <text:p text:style-name="Paragraph-681"><text:span> 나 * 건설교통부령</text:span><text:span>→</text:span><text:span>대통령령</text:span></text:p>
          </table:table-cell>
        </table:table-row>
        <table:table-row>
          <table:table-cell table:style-name="Table-2-18-1" table:number-columns-spanned="1" table:number-rows-spanned="1">
            <text:p text:style-name="Paragraph-682"><text:span>69</text:span></text:p>
          </table:table-cell>
          <table:table-cell table:style-name="Table-2-18-2" table:number-columns-spanned="1" table:number-rows-spanned="1">
            <text:p text:style-name="Paragraph-683"><text:span> 라</text:span></text:p>
          </table:table-cell>
        </table:table-row>
        <table:table-row>
          <table:table-cell table:style-name="Table-2-19-1" table:number-columns-spanned="1" table:number-rows-spanned="1">
            <text:p text:style-name="Paragraph-684"><text:span>70</text:span></text:p>
          </table:table-cell>
          <table:table-cell table:style-name="Table-2-19-2" table:number-columns-spanned="1" table:number-rows-spanned="1">
            <text:p text:style-name="Paragraph-685"><text:span> 가</text:span></text:p>
          </table:table-cell>
        </table:table-row>
        <table:table-row>
          <table:table-cell table:style-name="Table-2-20-1" table:number-columns-spanned="1" table:number-rows-spanned="1">
            <text:p text:style-name="Paragraph-686"><text:span>71</text:span></text:p>
          </table:table-cell>
          <table:table-cell table:style-name="Table-2-20-2" table:number-columns-spanned="1" table:number-rows-spanned="1">
            <text:p text:style-name="Paragraph-687"><text:span> 다</text:span></text:p>
          </table:table-cell>
        </table:table-row>
        <table:table-row>
          <table:table-cell table:style-name="Table-2-21-1" table:number-columns-spanned="1" table:number-rows-spanned="1">
            <text:p text:style-name="Paragraph-688"><text:span>72</text:span></text:p>
          </table:table-cell>
          <table:table-cell table:style-name="Table-2-21-2" table:number-columns-spanned="1" table:number-rows-spanned="1">
            <text:p text:style-name="Paragraph-689"><text:span> 라 </text:span></text:p>
          </table:table-cell>
        </table:table-row>
        <table:table-row>
          <table:table-cell table:style-name="Table-2-22-1" table:number-columns-spanned="1" table:number-rows-spanned="1">
            <text:p text:style-name="Paragraph-690"><text:span>73</text:span></text:p>
          </table:table-cell>
          <table:table-cell table:style-name="Table-2-22-2" table:number-columns-spanned="1" table:number-rows-spanned="1">
            <text:p text:style-name="Paragraph-691"><text:span> 다</text:span></text:p>
          </table:table-cell>
        </table:table-row>
        <table:table-row>
          <table:table-cell table:style-name="Table-2-23-1" table:number-columns-spanned="1" table:number-rows-spanned="1">
            <text:p text:style-name="Paragraph-692"><text:span>74</text:span></text:p>
          </table:table-cell>
          <table:table-cell table:style-name="Table-2-23-2" table:number-columns-spanned="1" table:number-rows-spanned="1">
            <text:p text:style-name="Paragraph-693"><text:span> 라</text:span></text:p>
          </table:table-cell>
        </table:table-row>
        <table:table-row>
          <table:table-cell table:style-name="Table-2-24-1" table:number-columns-spanned="1" table:number-rows-spanned="1">
            <text:p text:style-name="Paragraph-694"><text:span>75</text:span></text:p>
          </table:table-cell>
          <table:table-cell table:style-name="Table-2-24-2" table:number-columns-spanned="1" table:number-rows-spanned="1">
            <text:p text:style-name="Paragraph-695"><text:span> 라</text:span></text:p>
          </table:table-cell>
        </table:table-row>
        <table:table-row>
          <table:table-cell table:style-name="Table-2-25-1" table:number-columns-spanned="1" table:number-rows-spanned="1">
            <text:p text:style-name="Paragraph-696"><text:span>76</text:span></text:p>
          </table:table-cell>
          <table:table-cell table:style-name="Table-2-25-2" table:number-columns-spanned="1" table:number-rows-spanned="1">
            <text:p text:style-name="Paragraph-697"><text:span> 라</text:span></text:p>
          </table:table-cell>
        </table:table-row>
        <table:table-row>
          <table:table-cell table:style-name="Table-2-26-1" table:number-columns-spanned="1" table:number-rows-spanned="1">
            <text:p text:style-name="Paragraph-698"><text:span>77</text:span></text:p>
          </table:table-cell>
          <table:table-cell table:style-name="Table-2-26-2" table:number-columns-spanned="1" table:number-rows-spanned="1">
            <text:p text:style-name="Paragraph-699"><text:span> 라</text:span></text:p>
          </table:table-cell>
        </table:table-row>
        <table:table-row>
          <table:table-cell table:style-name="Table-2-27-1" table:number-columns-spanned="1" table:number-rows-spanned="1">
            <text:p text:style-name="Paragraph-700"><text:span>78</text:span></text:p>
          </table:table-cell>
          <table:table-cell table:style-name="Table-2-27-2" table:number-columns-spanned="1" table:number-rows-spanned="1">
            <text:p text:style-name="Paragraph-701"><text:span> 라</text:span></text:p>
          </table:table-cell>
        </table:table-row>
        <table:table-row>
          <table:table-cell table:style-name="Table-2-28-1" table:number-columns-spanned="1" table:number-rows-spanned="1">
            <text:p text:style-name="Paragraph-702"><text:span>79</text:span></text:p>
          </table:table-cell>
          <table:table-cell table:style-name="Table-2-28-2" table:number-columns-spanned="1" table:number-rows-spanned="1">
            <text:p text:style-name="Paragraph-703"><text:span> 나</text:span></text:p>
          </table:table-cell>
        </table:table-row>
        <table:table-row>
          <table:table-cell table:style-name="Table-2-29-1" table:number-columns-spanned="1" table:number-rows-spanned="1">
            <text:p text:style-name="Paragraph-704"><text:span>80</text:span></text:p>
          </table:table-cell>
          <table:table-cell table:style-name="Table-2-29-2" table:number-columns-spanned="1" table:number-rows-spanned="1">
            <text:p text:style-name="Paragraph-705"><text:span> 가</text:span></text:p>
          </table:table-cell>
        </table:table-row>
        <table:table-row>
          <table:table-cell table:style-name="Table-2-30-1" table:number-columns-spanned="1" table:number-rows-spanned="1">
            <text:p text:style-name="Paragraph-706"><text:span>81</text:span></text:p>
          </table:table-cell>
          <table:table-cell table:style-name="Table-2-30-2" table:number-columns-spanned="1" table:number-rows-spanned="1">
            <text:p text:style-name="Paragraph-707"><text:span> 나</text:span></text:p>
          </table:table-cell>
        </table:table-row>
        <table:table-row>
          <table:table-cell table:style-name="Table-2-31-1" table:number-columns-spanned="1" table:number-rows-spanned="1">
            <text:p text:style-name="Paragraph-708"><text:span>82</text:span></text:p>
          </table:table-cell>
          <table:table-cell table:style-name="Table-2-31-2" table:number-columns-spanned="1" table:number-rows-spanned="1">
            <text:p text:style-name="Paragraph-709"><text:span> 나</text:span></text:p>
          </table:table-cell>
        </table:table-row>
        <table:table-row>
          <table:table-cell table:style-name="Table-2-32-1" table:number-columns-spanned="1" table:number-rows-spanned="1">
            <text:p text:style-name="Paragraph-710"><text:span>83</text:span></text:p>
          </table:table-cell>
          <table:table-cell table:style-name="Table-2-32-2" table:number-columns-spanned="1" table:number-rows-spanned="1">
            <text:p text:style-name="Paragraph-711"><text:span> 가</text:span></text:p>
          </table:table-cell>
        </table:table-row>
        <table:table-row>
          <table:table-cell table:style-name="Table-2-33-1" table:number-columns-spanned="1" table:number-rows-spanned="1">
            <text:p text:style-name="Paragraph-712"><text:span>84</text:span></text:p>
          </table:table-cell>
          <table:table-cell table:style-name="Table-2-33-2" table:number-columns-spanned="1" table:number-rows-spanned="1">
            <text:p text:style-name="Paragraph-713"><text:span> 다</text:span></text:p>
          </table:table-cell>
        </table:table-row>
        <table:table-row>
          <table:table-cell table:style-name="Table-2-34-1" table:number-columns-spanned="1" table:number-rows-spanned="1">
            <text:p text:style-name="Paragraph-714"><text:span>85</text:span></text:p>
          </table:table-cell>
          <table:table-cell table:style-name="Table-2-34-2" table:number-columns-spanned="1" table:number-rows-spanned="1">
            <text:p text:style-name="Paragraph-715"><text:span> 다</text:span></text:p>
          </table:table-cell>
        </table:table-row>
        <table:table-row>
          <table:table-cell table:style-name="Table-2-35-1" table:number-columns-spanned="1" table:number-rows-spanned="1">
            <text:p text:style-name="Paragraph-716"><text:span>86</text:span></text:p>
          </table:table-cell>
          <table:table-cell table:style-name="Table-2-35-2" table:number-columns-spanned="1" table:number-rows-spanned="1">
            <text:p text:style-name="Paragraph-717"><text:span> 라</text:span></text:p>
          </table:table-cell>
        </table:table-row>
        <table:table-row>
          <table:table-cell table:style-name="Table-2-36-1" table:number-columns-spanned="1" table:number-rows-spanned="1">
            <text:p text:style-name="Paragraph-718"><text:span>87</text:span></text:p>
          </table:table-cell>
          <table:table-cell table:style-name="Table-2-36-2" table:number-columns-spanned="1" table:number-rows-spanned="1">
            <text:p text:style-name="Paragraph-719"><text:span> 라</text:span></text:p>
          </table:table-cell>
        </table:table-row>
        <table:table-row>
          <table:table-cell table:style-name="Table-2-37-1" table:number-columns-spanned="1" table:number-rows-spanned="1">
            <text:p text:style-name="Paragraph-720"><text:span>88</text:span></text:p>
          </table:table-cell>
          <table:table-cell table:style-name="Table-2-37-2" table:number-columns-spanned="1" table:number-rows-spanned="1">
            <text:p text:style-name="Paragraph-721"><text:span> 나</text:span></text:p>
          </table:table-cell>
        </table:table-row>
        <table:table-row>
          <table:table-cell table:style-name="Table-2-38-1" table:number-columns-spanned="1" table:number-rows-spanned="1">
            <text:p text:style-name="Paragraph-722"><text:span>89</text:span></text:p>
          </table:table-cell>
          <table:table-cell table:style-name="Table-2-38-2" table:number-columns-spanned="1" table:number-rows-spanned="1">
            <text:p text:style-name="Paragraph-723"><text:span> 나</text:span></text:p>
          </table:table-cell>
        </table:table-row>
        <table:table-row>
          <table:table-cell table:style-name="Table-2-39-1" table:number-columns-spanned="1" table:number-rows-spanned="1">
            <text:p text:style-name="Paragraph-724"><text:span>90</text:span></text:p>
          </table:table-cell>
          <table:table-cell table:style-name="Table-2-39-2" table:number-columns-spanned="1" table:number-rows-spanned="1">
            <text:p text:style-name="Paragraph-725"><text:span> 라</text:span></text:p>
          </table:table-cell>
        </table:table-row>
        <table:table-row>
          <table:table-cell table:style-name="Table-2-40-1" table:number-columns-spanned="1" table:number-rows-spanned="1">
            <text:p text:style-name="Paragraph-726"><text:span>91</text:span></text:p>
          </table:table-cell>
          <table:table-cell table:style-name="Table-2-40-2" table:number-columns-spanned="1" table:number-rows-spanned="1">
            <text:p text:style-name="Paragraph-727"><text:span> 가</text:span></text:p>
          </table:table-cell>
        </table:table-row>
        <table:table-row>
          <table:table-cell table:style-name="Table-2-41-1" table:number-columns-spanned="1" table:number-rows-spanned="1">
            <text:p text:style-name="Paragraph-728"><text:span>92</text:span></text:p>
          </table:table-cell>
          <table:table-cell table:style-name="Table-2-41-2" table:number-columns-spanned="1" table:number-rows-spanned="1">
            <text:p text:style-name="Paragraph-729"><text:span> 가</text:span></text:p>
          </table:table-cell>
        </table:table-row>
        <table:table-row>
          <table:table-cell table:style-name="Table-2-42-1" table:number-columns-spanned="1" table:number-rows-spanned="1">
            <text:p text:style-name="Paragraph-730"><text:span>93</text:span></text:p>
          </table:table-cell>
          <table:table-cell table:style-name="Table-2-42-2" table:number-columns-spanned="1" table:number-rows-spanned="1">
            <text:p text:style-name="Paragraph-731"><text:span> 가</text:span></text:p>
          </table:table-cell>
        </table:table-row>
        <table:table-row>
          <table:table-cell table:style-name="Table-2-43-1" table:number-columns-spanned="1" table:number-rows-spanned="1">
            <text:p text:style-name="Paragraph-732"><text:span>94</text:span></text:p>
          </table:table-cell>
          <table:table-cell table:style-name="Table-2-43-2" table:number-columns-spanned="1" table:number-rows-spanned="1">
            <text:p text:style-name="Paragraph-733"><text:span> 가</text:span></text:p>
          </table:table-cell>
        </table:table-row>
        <table:table-row>
          <table:table-cell table:style-name="Table-2-44-1" table:number-columns-spanned="1" table:number-rows-spanned="1">
            <text:p text:style-name="Paragraph-734"><text:span>95</text:span></text:p>
          </table:table-cell>
          <table:table-cell table:style-name="Table-2-44-2" table:number-columns-spanned="1" table:number-rows-spanned="1">
            <text:p text:style-name="Paragraph-735"><text:span> 가</text:span></text:p>
          </table:table-cell>
        </table:table-row>
        <table:table-row>
          <table:table-cell table:style-name="Table-2-45-1" table:number-columns-spanned="1" table:number-rows-spanned="1">
            <text:p text:style-name="Paragraph-736"><text:span>96</text:span></text:p>
          </table:table-cell>
          <table:table-cell table:style-name="Table-2-45-2" table:number-columns-spanned="1" table:number-rows-spanned="1">
            <text:p text:style-name="Paragraph-737"><text:span> 나</text:span></text:p>
          </table:table-cell>
        </table:table-row>
        <table:table-row>
          <table:table-cell table:style-name="Table-2-46-1" table:number-columns-spanned="1" table:number-rows-spanned="1">
            <text:p text:style-name="Paragraph-738"><text:span>97</text:span></text:p>
          </table:table-cell>
          <table:table-cell table:style-name="Table-2-46-2" table:number-columns-spanned="1" table:number-rows-spanned="1">
            <text:p text:style-name="Paragraph-739"><text:span> 나</text:span></text:p>
          </table:table-cell>
        </table:table-row>
        <table:table-row>
          <table:table-cell table:style-name="Table-2-47-1" table:number-columns-spanned="1" table:number-rows-spanned="1">
            <text:p text:style-name="Paragraph-740"><text:span>98</text:span></text:p>
          </table:table-cell>
          <table:table-cell table:style-name="Table-2-47-2" table:number-columns-spanned="1" table:number-rows-spanned="1">
            <text:p text:style-name="Paragraph-741"><text:span> 나</text:span></text:p>
          </table:table-cell>
        </table:table-row>
        <table:table-row>
          <table:table-cell table:style-name="Table-2-48-1" table:number-columns-spanned="1" table:number-rows-spanned="1">
            <text:p text:style-name="Paragraph-742"><text:span>99</text:span></text:p>
          </table:table-cell>
          <table:table-cell table:style-name="Table-2-48-2" table:number-columns-spanned="1" table:number-rows-spanned="1">
            <text:p text:style-name="Paragraph-743"><text:span> 다</text:span></text:p>
          </table:table-cell>
        </table:table-row>
        <table:table-row>
          <table:table-cell table:style-name="Table-2-49-1" table:number-columns-spanned="1" table:number-rows-spanned="1">
            <text:p text:style-name="Paragraph-744"><text:span>100</text:span></text:p>
          </table:table-cell>
          <table:table-cell table:style-name="Table-2-49-2" table:number-columns-spanned="1" table:number-rows-spanned="1">
            <text:p text:style-name="Paragraph-745"><text:span> 라</text:span></text:p>
          </table:table-cell>
        </table:table-row>
        <table:table-row>
          <table:table-cell table:style-name="Table-2-50-1" table:number-columns-spanned="1" table:number-rows-spanned="1">
            <text:p text:style-name="Paragraph-746"><text:span>101</text:span></text:p>
          </table:table-cell>
          <table:table-cell table:style-name="Table-2-50-2" table:number-columns-spanned="1" table:number-rows-spanned="1">
            <text:p text:style-name="Paragraph-747"><text:span> 나</text:span></text:p>
          </table:table-cell>
        </table:table-row>
        <table:table-row>
          <table:table-cell table:style-name="Table-2-51-1" table:number-columns-spanned="1" table:number-rows-spanned="1">
            <text:p text:style-name="Paragraph-748"><text:span>102</text:span></text:p>
          </table:table-cell>
          <table:table-cell table:style-name="Table-2-51-2" table:number-columns-spanned="1" table:number-rows-spanned="1">
            <text:p text:style-name="Paragraph-749"><text:span> 라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7.52pt" fo:margin-right="17.52pt" fo:margin-top="4.24pt" fo:margin-bottom="4.24pt" fo:line-height="165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-7.44pt" fo:margin-left="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-7.44pt" fo:margin-left="1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-7.44pt" fo:margin-left="2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-7.44pt" fo:margin-left="3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-7.44pt" fo:margin-left="4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-7.44pt" fo:margin-left="5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-7.44pt" fo:margin-left="6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견고딕" style:font-name-asian="한양견고딕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right" fo:text-indent="0pt" fo:margin-left="0pt" fo:margin-right="10pt" fo:margin-top="0pt" fo:margin-bottom="0pt" fo:line-height="15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2pt" fo:margin-left="13.2pt" fo:margin-right="0pt" fo:margin-top="0pt" fo:margin-bottom="0pt" fo:line-height="130%"/>
      <style:text-properties style:font-name="한양신명조" style:font-name-asian="한양신명조" fo:font-size="9.48pt" style:font-size-asian="9.48pt" style:font-size-complex="9.48pt" style:text-underline-type="none" style:text-overline-type="none" style:text-line-through-type="none"/>
    </style:style>
    <style:style style:name="그림캡션" style:next-style-name="그림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표캡션" style:next-style-name="표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수식캡션" style:next-style-name="수식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찾아보기" style:next-style-name="찾아보기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3cm" fo:margin-left="1.5cm" fo:margin-right="1.5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